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ahoma1" svg:font-family="Tahoma"/>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DejaVu Sans Condensed" svg:font-family="'DejaVu Sans Condensed'" style:font-pitch="variable"/>
    <style:font-face style:name="Tahoma2" svg:font-family="Tahoma" style:font-pitch="variable"/>
    <style:font-face style:name="Arial2"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text-properties fo:font-size="14pt" style:font-name-asian="Arial1" style:font-size-asian="14pt" style:font-name-complex="Arial1" style:font-size-complex="14pt"/>
    </style:style>
    <style:style style:name="P2" style:family="paragraph" style:parent-style-name="Preformatted_20_Text">
      <style:paragraph-properties fo:text-align="center" style:justify-single-word="false"/>
      <style:text-properties fo:font-size="14pt" style:font-name-asian="Arial1" style:font-size-asian="14pt" style:font-name-complex="Arial1" style:font-size-complex="14pt"/>
    </style:style>
    <style:style style:name="P3" style:family="paragraph" style:parent-style-name="Preformatted_20_Text">
      <style:text-properties fo:font-size="14pt" fo:font-weight="bold" style:font-name-asian="Arial1" style:font-size-asian="14pt" style:font-weight-asian="bold" style:font-name-complex="Arial1" style:font-size-complex="14pt" style:font-weight-complex="bold"/>
    </style:style>
    <style:style style:name="P4" style:family="paragraph" style:parent-style-name="Preformatted_20_Text">
      <style:paragraph-properties fo:text-align="center" style:justify-single-word="false"/>
      <style:text-properties fo:font-size="14pt" fo:font-weight="bold" style:font-name-asian="Arial1" style:font-size-asian="14pt" style:font-weight-asian="bold" style:font-name-complex="Arial1" style:font-size-complex="14pt" style:font-weight-complex="bold"/>
    </style:style>
    <style:style style:name="P5" style:family="paragraph" style:parent-style-name="Preformatted_20_Text">
      <style:paragraph-properties fo:text-align="justify" style:justify-single-word="false"/>
      <style:text-properties fo:font-size="14pt" fo:font-weight="bold" style:font-name-asian="Arial1" style:font-size-asian="14pt" style:font-weight-asian="bold" style:font-name-complex="Arial1" style:font-size-complex="14pt" style:font-weight-complex="bold"/>
    </style:style>
    <style:style style:name="P6" style:family="paragraph" style:parent-style-name="Preformatted_20_Text">
      <style:text-properties fo:font-size="10pt" style:font-name-asian="Arial1" style:font-size-asian="10pt" style:font-name-complex="Arial1" style:font-size-complex="10pt"/>
    </style:style>
    <style:style style:name="P7" style:family="paragraph" style:parent-style-name="Preformatted_20_Text">
      <style:paragraph-properties fo:text-align="center" style:justify-single-word="false"/>
      <style:text-properties fo:font-size="10pt" style:font-name-asian="Arial1" style:font-size-asian="10pt" style:font-name-complex="Arial1" style:font-size-complex="10pt"/>
    </style:style>
    <style:style style:name="P8" style:family="paragraph" style:parent-style-name="Preformatted_20_Text">
      <style:paragraph-properties fo:text-align="justify" style:justify-single-word="false"/>
      <style:text-properties fo:font-size="10pt" style:font-name-asian="Arial1" style:font-size-asian="10pt" style:font-name-complex="Arial1" style:font-size-complex="10pt"/>
    </style:style>
    <style:style style:name="P9" style:family="paragraph" style:parent-style-name="Preformatted_20_Text">
      <style:paragraph-properties fo:text-align="start" style:justify-single-word="false"/>
      <style:text-properties fo:font-size="10pt" style:font-name-asian="Arial1" style:font-size-asian="10pt" style:font-name-complex="Arial1" style:font-size-complex="10pt"/>
    </style:style>
    <style:style style:name="P10" style:family="paragraph" style:parent-style-name="Preformatted_20_Text">
      <style:text-properties fo:font-size="10pt" officeooo:paragraph-rsid="000a1b43" style:font-name-asian="Arial1" style:font-size-asian="10pt" style:font-name-complex="Arial1" style:font-size-complex="10pt"/>
    </style:style>
    <style:style style:name="P11" style:family="paragraph" style:parent-style-name="Preformatted_20_Text">
      <style:text-properties fo:font-size="10pt" officeooo:rsid="000a670a" officeooo:paragraph-rsid="000a670a" style:font-name-asian="Arial1" style:font-size-asian="10pt" style:font-name-complex="Arial1" style:font-size-complex="10pt"/>
    </style:style>
    <style:style style:name="P12" style:family="paragraph" style:parent-style-name="Preformatted_20_Text">
      <style:paragraph-properties fo:text-align="center" style:justify-single-word="false"/>
      <style:text-properties fo:font-size="10pt" officeooo:rsid="000a71c8" officeooo:paragraph-rsid="000a71c8" style:font-name-asian="Arial1" style:font-size-asian="10pt" style:font-name-complex="Arial1" style:font-size-complex="10pt"/>
    </style:style>
    <style:style style:name="P13" style:family="paragraph" style:parent-style-name="Preformatted_20_Text">
      <style:text-properties fo:font-size="10pt" fo:font-weight="bold" style:font-name-asian="Arial1" style:font-size-asian="12pt" style:font-weight-asian="bold" style:font-name-complex="Arial1" style:font-size-complex="12pt" style:font-weight-complex="bold"/>
    </style:style>
    <style:style style:name="P14" style:family="paragraph" style:parent-style-name="Preformatted_20_Text">
      <style:text-properties style:font-name="Courier New"/>
    </style:style>
    <style:style style:name="P15" style:family="paragraph" style:parent-style-name="Preformatted_20_Text">
      <style:text-properties style:font-name="Courier New" fo:font-size="10pt" style:font-name-asian="Arial1" style:font-size-asian="10pt" style:font-name-complex="Arial1" style:font-size-complex="10pt"/>
    </style:style>
    <style:style style:name="P16" style:family="paragraph" style:parent-style-name="Preformatted_20_Text">
      <style:text-properties style:font-name="Courier New" fo:font-size="10pt" fo:font-style="normal" style:font-name-asian="Arial1" style:font-size-asian="10pt" style:font-style-asian="normal" style:font-name-complex="Arial1" style:font-size-complex="10pt" style:font-style-complex="normal"/>
    </style:style>
    <style:style style:name="P17" style:family="paragraph" style:parent-style-name="Preformatted_20_Text">
      <style:text-properties style:font-name="Arial2"/>
    </style:style>
    <style:style style:name="P18" style:family="paragraph" style:parent-style-name="Preformatted_20_Text">
      <style:paragraph-properties fo:text-align="center" style:justify-single-word="false"/>
      <style:text-properties style:font-name="Arial2" fo:font-size="10pt" style:font-name-asian="Arial1" style:font-size-asian="10pt" style:font-name-complex="Arial1" style:font-size-complex="10pt"/>
    </style:style>
    <style:style style:name="P19" style:family="paragraph" style:parent-style-name="Preformatted_20_Text">
      <style:paragraph-properties fo:text-align="center" style:justify-single-word="false"/>
      <style:text-properties style:font-name="Arial2"/>
    </style:style>
    <style:style style:name="P20" style:family="paragraph" style:parent-style-name="Preformatted_20_Text">
      <style:paragraph-properties fo:text-align="justify" style:justify-single-word="false"/>
      <style:text-properties style:font-name="Arial2"/>
    </style:style>
    <style:style style:name="P21" style:family="paragraph" style:parent-style-name="Preformatted_20_Text">
      <style:paragraph-properties fo:text-align="justify" style:justify-single-word="false"/>
    </style:style>
    <style:style style:name="P22" style:family="paragraph" style:parent-style-name="Preformatted_20_Text">
      <style:paragraph-properties fo:text-align="start" style:justify-single-word="false"/>
      <style:text-properties fo:font-size="8pt" style:font-name-asian="Arial1" style:font-size-asian="9.60000038146973pt" style:font-name-complex="Arial1" style:font-size-complex="9.60000038146973pt"/>
    </style:style>
    <style:style style:name="P23" style:family="paragraph" style:parent-style-name="Preformatted_20_Text">
      <style:paragraph-properties fo:text-align="center" style:justify-single-word="false"/>
      <style:text-properties fo:font-size="8pt" style:font-name-asian="Arial1" style:font-size-asian="9.60000038146973pt" style:font-name-complex="Arial1" style:font-size-complex="9.60000038146973pt"/>
    </style:style>
    <style:style style:name="P24" style:family="paragraph" style:parent-style-name="Preformatted_20_Text">
      <style:paragraph-properties fo:text-align="center" style:justify-single-word="false"/>
      <style:text-properties fo:font-size="12pt" fo:font-weight="bold" style:font-name-asian="Arial1" style:font-size-asian="12pt" style:font-weight-asian="bold" style:font-name-complex="Arial1" style:font-size-complex="12pt" style:font-weight-complex="bold"/>
    </style:style>
    <style:style style:name="P25" style:family="paragraph" style:parent-style-name="Preformatted_20_Text">
      <style:paragraph-properties fo:break-before="page"/>
      <style:text-properties style:font-name="Courier New"/>
    </style:style>
    <style:style style:name="P26" style:family="paragraph" style:parent-style-name="Preformatted_20_Text">
      <style:paragraph-properties fo:break-before="page"/>
      <style:text-properties fo:font-size="10pt" style:font-name-asian="Arial1" style:font-size-asian="10pt" style:font-name-complex="Arial1" style:font-size-complex="10pt"/>
    </style:style>
    <style:style style:name="P27" style:family="paragraph" style:parent-style-name="Standard">
      <style:text-properties style:font-name="Arial2" fo:font-size="8pt" style:font-size-asian="8pt" style:font-size-complex="8pt"/>
    </style:style>
    <style:style style:name="P28" style:family="paragraph" style:parent-style-name="Preformatted_20_Text" style:master-page-name="Standard">
      <style:paragraph-properties style:page-number="auto"/>
    </style:style>
    <style:style style:name="P29" style:family="paragraph" style:parent-style-name="Preformatted_20_Text">
      <style:paragraph-properties fo:text-align="justify" style:justify-single-word="false"/>
      <style:text-properties style:font-name="Arial2" fo:font-size="10pt" style:font-name-asian="Arial1" style:font-size-asian="10pt" style:font-name-complex="Arial1" style:font-size-complex="10pt"/>
    </style:style>
    <style:style style:name="P30" style:family="paragraph" style:parent-style-name="Heading_20_1">
      <style:paragraph-properties fo:break-before="page"/>
    </style:style>
    <style:style style:name="P31" style:family="paragraph" style:parent-style-name="Heading_20_1">
      <style:paragraph-properties fo:text-align="center" style:justify-single-word="false" fo:break-before="pag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0pt" style:font-name-asian="Arial1" style:font-size-asian="10pt" style:font-name-complex="Arial1" style:font-size-complex="10pt"/>
    </style:style>
    <style:style style:name="T2" style:family="text">
      <style:text-properties style:font-name="Courier New" fo:font-size="10pt" style:font-name-asian="Arial1" style:font-size-asian="10pt" style:font-name-complex="Arial1" style:font-size-complex="10pt"/>
    </style:style>
    <style:style style:name="T3" style:family="text">
      <style:text-properties fo:font-weight="bold" style:font-weight-asian="bold" style:font-weight-complex="bold"/>
    </style:style>
    <style:style style:name="T4" style:family="text">
      <style:text-properties fo:font-size="14pt"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officeooo:rsid="000a1b43"/>
    </style:style>
    <style:style style:name="T7" style:family="text">
      <style:text-properties officeooo:rsid="000a670a"/>
    </style:style>
    <style:style style:name="T8" style:family="text">
      <style:text-properties officeooo:rsid="000a71c8"/>
    </style:style>
    <style:style style:name="T9" style:family="text">
      <style:text-properties officeooo:rsid="00116db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Decision Table to</text:p>
      <text:p text:style-name="P4">COBOL Translator</text:p>
      <text:p text:style-name="P2"/>
      <text:p text:style-name="P7">Revised: <text:span text:style-name="T8">19</text:span> <text:span text:style-name="T8">July</text:span> 20<text:span text:style-name="T8">14</text:span> by V. B. Coen</text:p>
      <text:p text:style-name="P12"><text:span text:style-name="T9">With</text:span> IBM MVS <text:span text:style-name="T9">information</text:span></text:p>
      <text:p text:style-name="P2"/>
      <text:p text:style-name="P2"/>
      <text:p text:style-name="P2"/>
      <text:p text:style-name="P2"/>
      <text:p text:style-name="P2"/>
      <text:p text:style-name="P2"/>
      <text:p text:style-name="P2"/>
      <text:p text:style-name="P7"/>
      <text:p text:style-name="P9"/>
      <text:p text:style-name="P9"/>
      <text:p text:style-name="P9"/>
      <text:p text:style-name="P9"/>
      <text:p text:style-name="P9"/>
      <text:p text:style-name="P9"/>
      <text:p text:style-name="P23"/>
      <text:p text:style-name="P23">Copyright © 2009 – <text:span text:style-name="T7">2019 and later </text:span><text:s text:c="3"/>V. B. Coen</text:p>
      <text:p text:style-name="P22"/>
      <text:p text:style-name="P27">Permission is granted to copy, distribute and/or modify this document under the terms of the GNU Free Documentation License, Version 1.2 <text:s/>or late<text:span text:style-name="T6">st</text:span> version published by the Free Software Foundation; <text:s/>with no Invariant Sections, no Front Cover Texts, and no Back Cover Texts <text:span text:style-name="T6">other than that herein included</text:span>. <text:s/>A copy of the license is included in the section entitled "GNU Free Documentation License".</text:p>
      <text:p text:style-name="P6"/>
      <text:p text:style-name="P26"/>
      <text:p text:style-name="P24">Decision Table to COBOL Translator</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2478_353332967" text:style-name="Index_20_Link" text:visited-style-name="Index_20_Link">Introduction<text:tab/>3</text:a></text:p>
          <text:p text:style-name="P32"><text:a xlink:type="simple" xlink:href="#__RefHeading__2480_353332967" text:style-name="Index_20_Link" text:visited-style-name="Index_20_Link">Structure of a Decision Table<text:tab/>4</text:a></text:p>
          <text:p text:style-name="P32"><text:a xlink:type="simple" xlink:href="#__RefHeading__2482_353332967" text:style-name="Index_20_Link" text:visited-style-name="Index_20_Link">Description of DECTRANS<text:tab/>6</text:a></text:p>
          <text:p text:style-name="P32"><text:a xlink:type="simple" xlink:href="#__RefHeading__2484_353332967" text:style-name="Index_20_Link" text:visited-style-name="Index_20_Link">Program Format<text:tab/>6</text:a></text:p>
          <text:p text:style-name="P32"><text:a xlink:type="simple" xlink:href="#__RefHeading__2486_353332967" text:style-name="Index_20_Link" text:visited-style-name="Index_20_Link">Table Linkage<text:tab/>7</text:a></text:p>
          <text:p text:style-name="P32"><text:a xlink:type="simple" xlink:href="#__RefHeading__2488_353332967" text:style-name="Index_20_Link" text:visited-style-name="Index_20_Link">Table Header Entry THDR<text:tab/>8</text:a></text:p>
          <text:p text:style-name="P32"><text:a xlink:type="simple" xlink:href="#__RefHeading__2490_353332967" text:style-name="Index_20_Link" text:visited-style-name="Index_20_Link">Initialisation INIT (optional)<text:tab/>8</text:a></text:p>
          <text:p text:style-name="P32"><text:a xlink:type="simple" xlink:href="#__RefHeading__2492_353332967" text:style-name="Index_20_Link" text:visited-style-name="Index_20_Link">Rule Header RHDR<text:tab/>9</text:a></text:p>
          <text:p text:style-name="P32"><text:a xlink:type="simple" xlink:href="#__RefHeading__2494_353332967" text:style-name="Index_20_Link" text:visited-style-name="Index_20_Link">Body entries<text:tab/>10</text:a></text:p>
          <text:p text:style-name="P32"><text:a xlink:type="simple" xlink:href="#__RefHeading__2508_353332967" text:style-name="Index_20_Link" text:visited-style-name="Index_20_Link">Termination of the Decision Table EODT<text:tab/>10</text:a></text:p>
          <text:p text:style-name="P32"><text:a xlink:type="simple" xlink:href="#__RefHeading__2496_353332967" text:style-name="Index_20_Link" text:visited-style-name="Index_20_Link">Discussion on Blank Entries<text:tab/>11</text:a></text:p>
          <text:p text:style-name="P32"><text:a xlink:type="simple" xlink:href="#__RefHeading__2498_353332967" text:style-name="Index_20_Link" text:visited-style-name="Index_20_Link">Conventions and Restrictions<text:tab/>12</text:a></text:p>
          <text:p text:style-name="P32"><text:a xlink:type="simple" xlink:href="#__RefHeading__2500_353332967" text:style-name="Index_20_Link" text:visited-style-name="Index_20_Link">Implementation Considerations<text:tab/>12</text:a></text:p>
          <text:p text:style-name="P32"><text:a xlink:type="simple" xlink:href="#__RefHeading__2502_353332967" text:style-name="Index_20_Link" text:visited-style-name="Index_20_Link">Dectrans Processor Diagnostics<text:tab/>13</text:a></text:p>
          <text:p text:style-name="P32"><text:a xlink:type="simple" xlink:href="#__RefHeading__2504_353332967" text:style-name="Index_20_Link" text:visited-style-name="Index_20_Link">Sample programs<text:tab/>15</text:a></text:p>
          <text:p text:style-name="P32"><text:a xlink:type="simple" xlink:href="#__RefHeading__2506_353332967" text:style-name="Index_20_Link" text:visited-style-name="Index_20_Link">GNU Free Documentation License<text:tab/>22</text:a></text:p>
        </text:index-body>
      </text:table-of-content>
      <text:p text:style-name="P6"/>
      <text:h text:style-name="P30" text:outline-level="1"><text:bookmark-start text:name="__RefHeading__2478_353332967"/>Introduction<text:bookmark-end text:name="__RefHeading__2478_353332967"/></text:h>
      <text:p text:style-name="P6"/>
      <text:p text:style-name="P8"><text:s text:c="5"/>In the development of data processing procedures the most important and most difficult tasks are that of logical accumulation of the alternatives presented, the desired results, and the procedures necessary to attain those results. The problem is made greater through lack of adequate communication methods between the analyst and the programmer who will adapt the problem to a computer's capabilities.</text:p>
      <text:p text:style-name="P8"/>
      <text:p text:style-name="P8"><text:s text:c="5"/>Computer languages are of little use to the analyst as they require the problems to be defined in too much detail. Flow charts are a significant step forward but the complexity of the problem tends to increase the confusion factor in a flowchart.</text:p>
      <text:p text:style-name="P8"/>
      <text:p text:style-name="P8"><text:s text:c="5"/>Decision tables offer a simple, graphic means of defining all variables in question, the desired results, and the pertinent combinations of variables that may be presented to the problem. Decision tables provide a standard means of communication between the systems analyst and the programmers, and also provides an excellent documentation device. And these are often used with and in Design Use Cases. The benefits of decision tables are:</text:p>
      <text:p text:style-name="P6"/>
      <text:p text:style-name="P6"><text:s text:c="5"/>1. <text:s text:c="2"/>Programming is much faster.</text:p>
      <text:p text:style-name="P6"><text:s text:c="5"/>2. <text:s text:c="2"/>Debug time is reduced.</text:p>
      <text:p text:style-name="P6"><text:s text:c="5"/>3. <text:s text:c="2"/>Program maintenance is simpler.</text:p>
      <text:p text:style-name="P6"><text:s text:c="5"/>4. <text:s text:c="2"/>Use of tables leads to greater accuracy and completeness in problem formulation.</text:p>
      <text:p text:style-name="P6"><text:s text:c="5"/>5. <text:s text:c="2"/>Decision tables are a useful communication and documentation device.</text:p>
      <text:p text:style-name="P6"/>
      <text:p text:style-name="P6"/>
      <text:p text:style-name="P3"/>
      <text:h text:style-name="P30" text:outline-level="1"><text:bookmark-start text:name="__RefHeading__2480_353332967"/>Structure of a Decision Table<text:bookmark-end text:name="__RefHeading__2480_353332967"/></text:h>
      <text:p text:style-name="P6"/>
      <text:p text:style-name="P8"><text:s text:c="5"/>A decision table can be logically divided into four sections (see Figure 1 below). The upper two sections (Condition Stub and Condition Entry) describe the set or string of conditions that is to be tested. The lower two sections (Action Stub and Action Entry) describe the set or string of actions that is to be taken upon the satisfaction of the above set of conditions. A rule consists of a set of conditions plus the actions to be performed upon satisfaction of those conditions, and a decision table typically consists of several rules.</text:p>
      <text:p text:style-name="P8"/>
      <text:p text:style-name="P6"/>
      <text:p text:style-name="P6"/>
      <text:p text:style-name="P15"><text:s text:c="11"/>Condition Stub <text:s text:c="5"/>| <text:s text:c="8"/>Condition Entry</text:p>
      <text:p text:style-name="P15"><text:s text:c="11"/>____________________|________________________</text:p>
      <text:p text:style-name="P15"><text:s text:c="31"/>|</text:p>
      <text:p text:style-name="P15"><text:s text:c="11"/>Action Stub <text:s text:c="8"/>| <text:s text:c="11"/>Action Entry</text:p>
      <text:p text:style-name="P15"/>
      <text:p text:style-name="P6"/>
      <text:p text:style-name="P7">Figure 1</text:p>
      <text:p text:style-name="P6"/>
      <text:p text:style-name="P6"><text:s text:c="5"/>The three types of decision table in current use are the limited-, extended-, and mixed-entry (see Figure 2 below).</text:p>
      <text:p text:style-name="P6"/>
      <text:p text:style-name="P16"><text:s text:c="6"/>R1 <text:s/>R2 <text:s text:c="23"/>R1 <text:s/>R2 <text:s text:c="17"/>R1 <text:s/>R2 </text:p>
      <text:p text:style-name="P16"><text:s text:c="2"/>C1 <text:s/>10 <text:s/>20 <text:s text:c="18"/>C1 <text:s/>-50 <text:s/>XX <text:s text:c="12"/>C1 <text:s text:c="2"/>Y <text:s text:c="2"/>Y</text:p>
      <text:p text:style-name="P16"><text:s text:c="2"/>C2 <text:s/>AA <text:s/>BB <text:s text:c="18"/>C2 <text:s text:c="2"/>Y <text:s text:c="3"/>N <text:s text:c="12"/>C2 <text:s text:c="2"/>Y <text:s text:c="2"/>N </text:p>
      <text:p text:style-name="P16"><text:s text:c="2"/>A1 <text:s text:c="2"/>X <text:s text:c="22"/>A1 <text:s text:c="2"/>X <text:s text:c="17"/>A1 <text:s text:c="2"/>X <text:s/></text:p>
      <text:p text:style-name="P16"><text:s text:c="2"/>A2 <text:s text:c="2"/>X <text:s text:c="2"/>X <text:s text:c="18"/>A2 <text:s text:c="7"/>X</text:p>
      <text:p text:style-name="P15"><text:s text:c="55"/></text:p>
      <text:p text:style-name="P15"><text:s/>LIMITED-ENTRY <text:s text:c="14"/>EXTENDED-ENTRY <text:s text:c="9"/>MIXED-ENTRY </text:p>
      <text:p text:style-name="P6"/>
      <text:p text:style-name="P7">Figure 2</text:p>
      <text:p text:style-name="P6"/>
      <text:p text:style-name="P6"><text:s text:c="5"/>A more detailed example of limited and extended entry tables follows:</text:p>
      <text:p text:style-name="P6"><text:s text:c="55"/></text:p>
      <text:p text:style-name="P6"><text:s text:c="55"/></text:p>
      <text:p text:style-name="P15"><text:s text:c="6"/>CREDIT-APPROVAL <text:s text:c="16"/>R1 <text:s text:c="2"/>R2 <text:s text:c="2"/>R3 <text:s/>ELS</text:p>
      <text:p text:style-name="P15">SPECIAL-CLEARANCE = 1 <text:s text:c="27"/>Y</text:p>
      <text:p text:style-name="P15">SALARY = ACCEPTABLE <text:s text:c="24"/>Y <text:s text:c="3"/>N</text:p>
      <text:p text:style-name="P15">CREDIT-LIMIT &gt; COST <text:s text:c="19"/>Y <text:s text:c="3"/>N <text:s text:c="3"/>N</text:p>
      <text:p text:style-name="P15">PERFORM APPROVAL <text:s text:c="22"/>X <text:s text:c="3"/>X <text:s text:c="3"/>X</text:p>
      <text:p text:style-name="P15">PERFORM ORDER-REJECT <text:s text:c="32"/>X</text:p>
      <text:p text:style-name="P15"/>
      <text:p text:style-name="P18">Figure 3. A limited entry table</text:p>
      <text:p text:style-name="P15"/>
      <text:p text:style-name="P15">INSURANCE-APPROVAL <text:s text:c="9"/>RULE 1 <text:s text:c="6"/>RULE 2 <text:s text:c="6"/>RULE 3 <text:s text:c="3"/>ELS</text:p>
      <text:p text:style-name="P15">AGE &gt; <text:s text:c="22"/>25 <text:s text:c="10"/>35 <text:s text:c="10"/>65</text:p>
      <text:p text:style-name="P15">AGE IS LESS THAN <text:s text:c="11"/>35 <text:s text:c="10"/>65</text:p>
      <text:p text:style-name="P15">PHYSICAL CONDITION = <text:s text:c="7"/>EXCELLENT <text:s text:c="3"/>AVERAGE <text:s text:c="5"/>AVERAGE</text:p>
      <text:p text:style-name="P15">COMPUTE RATE-PER-1000 = <text:s text:c="4"/>1.57 <text:s text:c="8"/>1.72 <text:s text:c="8"/>5.92</text:p>
      <text:p text:style-name="P15">COMPUTE POLICY-LIMIT = <text:s text:c="5"/>200000 <text:s text:c="6"/>100000 <text:s text:c="6"/>50000</text:p>
      <text:p text:style-name="P15">PERFORM APPLICATION-REJECT <text:s text:c="38"/>X</text:p>
      <text:p text:style-name="P6"/>
      <text:p text:style-name="P7">Figure 4. <text:s/>An example of an extended table</text:p>
      <text:p text:style-name="P10"/>
      <text:p text:style-name="P6"/>
      <text:p text:style-name="P8"><text:s text:c="5"/>Note that the form of the individual conditions and actions is somewhat different between Figure 3 &amp; 4. In a limited entry table, the entire condition or action is written in the stub and the condition entry is limited to "Y", "N" or blank, that is, asserting the presence of a true condition, the presence of a false condition, or the ignoring of a specified condition, respectively. An action entry is limited to "X" or blank. That is, executing (X) or skipping (blank) an action. In contrast, an extended entry form has part of the condition or action extended directly into the condition or action entry area. In mixed entry tables, both forms may be used within the same table, but any one horizontal row (condition) or action) must be entirely limited or entirely extended.</text:p>
      <text:p text:style-name="P6"/>
      <text:p text:style-name="P8"><text:s text:c="5"/>Figure 4 is an example of a typical decision table. The use of such a table is illustrated in the following <text:soft-page-break/>statements about Rule 1:</text:p>
      <text:p text:style-name="P8"/>
      <text:p text:style-name="P8"><text:s text:c="5"/>Rule 1 says: If age is greater than 25, and age is less than 35, and health is excellent, then rate per thousand is 1.57, and policy limit is 200,000. The underlined words are implied by the table layout. Each rule of a decision table is an alternative to each other rule. Therefore, logically it does not matter which rule is examined first; at most, one rule can be satisfied by a single set of conditions.</text:p>
      <text:p text:style-name="P8"/>
      <text:p text:style-name="P8"><text:s text:c="5"/>The program must still be told what to do if all rules have been considered and the set of conditions that exist do not satisfy any of them. Therefore, the last rule in every decision table is the ELS-rule in which we tell the program what "else" to do if no rule is satisfied. An ELS is written in the rule header entry as the last rule in the table.</text:p>
      <text:p text:style-name="P8"/>
      <text:p text:style-name="P8"><text:s text:c="5"/>The Decision Table Translator represents the next step in development of table use by providing quick and accurate conversion of the graphic solution (Decision Table) to a COBOL source program.</text:p>
      <text:p text:style-name="P5"/>
      <text:p text:style-name="P3"/>
      <text:h text:style-name="P30" text:outline-level="1"><text:bookmark-start text:name="__RefHeading__2482_353332967"/>Description of DECTRANS<text:bookmark-end text:name="__RefHeading__2482_353332967"/></text:h>
      <text:p text:style-name="P6"/>
      <text:p text:style-name="P8"><text:s text:c="5"/>Dectrans is written in Cobol and generates the same. <text:s/>Dectrans utilises three files. The input file is the user's program containing the decision tables. It is immaterial to the program whether the input is a whole Cobol program or a group of disassociated tables. Any number of tables may be processed in one run. The first of two output files will be a file containing all of the source statements that were on the input file with the tables being replaced by Cobol statements. The second output file is a listing showing all decision tables read, the source code produced from each table, and any warning or error messages. (See sample listing)</text:p>
      <text:p text:style-name="P8"/>
      <text:h text:style-name="Heading_20_1" text:outline-level="1"><text:bookmark-start text:name="__RefHeading__2484_353332967"/>Program Format<text:bookmark-end text:name="__RefHeading__2484_353332967"/></text:h>
      <text:p text:style-name="P13"/>
      <text:p text:style-name="P8"><text:s text:c="5"/>The format for a Cobol program containing decision tables must conform to the requirements for any Cobol program, except that each decision table is inserted in the PROCEDURE DIVISION at the point where it is to be referenced.</text:p>
      <text:p text:style-name="P8"/>
      <text:p text:style-name="P8"><text:s text:c="5"/>The processor inserts the appropriate coding at the point where the table is encountered. The coding generated is in the form of a SECTION containing 4 or more paragraphs, therefore, the entire table can be executed by a PERFORM statement, a GO statement or an implied "fall through" to the first instruction in the SECTION.</text:p>
      <text:p text:style-name="P6"/>
      <text:p text:style-name="P8"><text:s text:c="5"/>If the output from Dectrans is to be in a compilable form, all data names or procedure names referenced in a decision table must be defined in the appropriate Division in the program.</text:p>
      <text:p text:style-name="P8"/>
      <text:p text:style-name="P8"><text:s text:c="5"/>If a decision table is followed by user coding, a new SECTION header should follow the decision table. (EODT entry)</text:p>
      <text:p text:style-name="P8"/>
      <text:p text:style-name="P8"><text:s text:c="5"/>The decision tables are placed in the PROCEDURE DIVISION <text:s/>at the point where the coding is to be executed. This is the only difference between a Cobol program with decision tables and the usual Cobol program.</text:p>
      <text:p text:style-name="P6"/>
      <text:p text:style-name="P15"><text:s text:c="5"/>IDENTIFICATION DIVISION.</text:p>
      <text:p text:style-name="P15"><text:s text:c="5"/>DATA DIVISION.</text:p>
      <text:p text:style-name="P15"><text:s text:c="5"/>FD <text:s/>. . .</text:p>
      <text:p text:style-name="P15"><text:s text:c="5"/></text:p>
      <text:p text:style-name="P15"/>
      <text:p text:style-name="P15"><text:s text:c="5"/>PROCEDURE DIVISION.</text:p>
      <text:p text:style-name="P15"><text:s text:c="5"/>SECTION-NAME-L SECTION.</text:p>
      <text:p text:style-name="P15"><text:s text:c="5"/>ABC.</text:p>
      <text:p text:style-name="P15"><text:s text:c="10"/>ADD </text:p>
      <text:p text:style-name="P15"><text:s text:c="10"/>MOVE</text:p>
      <text:p text:style-name="P15"/>
      <text:p text:style-name="P15"><text:s text:c="3"/>THDR TABLE-2 <text:s text:c="24"/>002001004</text:p>
      <text:p text:style-name="P15"><text:s text:c="3"/>RHDR <text:s text:c="14"/>001 002 003 ELS.</text:p>
      <text:p text:style-name="P15"><text:s text:c="8"/>A = B <text:s text:c="9"/>Y <text:s text:c="2"/>N <text:s text:c="2"/>Y</text:p>
      <text:p text:style-name="P15"><text:s text:c="8"/>C = D <text:s text:c="9"/>N <text:s text:c="2"/>N <text:s text:c="2"/>Y</text:p>
      <text:p text:style-name="P15"><text:s text:c="8"/>PERFORM XYZ <text:s text:c="3"/>X <text:s text:c="2"/>X <text:s text:c="2"/>X</text:p>
      <text:p text:style-name="P15"><text:s text:c="8"/>PERFORM ERROR <text:s text:c="13"/>X</text:p>
      <text:p text:style-name="P15"><text:s text:c="3"/>EODT</text:p>
      <text:p text:style-name="P15"><text:s text:c="5"/>NEXT-SECTION SECTION.</text:p>
      <text:p text:style-name="P15"><text:s text:c="5"/>PAR-1.</text:p>
      <text:p text:style-name="P15"><text:s text:c="10"/>ADD</text:p>
      <text:p text:style-name="P15"><text:s text:c="10"/>MOVE</text:p>
      <text:p text:style-name="P15"><text:s text:c="10"/>IF</text:p>
      <text:p text:style-name="P15"><text:s text:c="3"/>THDR</text:p>
      <text:p text:style-name="P6"><text:s text:c="15"/>etc.</text:p>
      <text:p text:style-name="P6"/>
      <text:h text:style-name="P30" text:outline-level="1"><text:bookmark-start text:name="__RefHeading__2486_353332967"/>Table Linkage<text:bookmark-end text:name="__RefHeading__2486_353332967"/></text:h>
      <text:p text:style-name="P6"/>
      <text:p text:style-name="P8"><text:s text:c="5"/>The coding generated by Dectrans will be in the form of a unique SECTION for each table translated. Each routine will be complete with a section-name consisting of the table name with the word "SECTION" added. Each routine will be terminated by an "EXIT" paragraph called "END000n" where n is 1 for the first table, 2 for the second table, etc. Each string of actions will be terminated by a "GO TO END000n" providing normal exit from the routine. It is permissible for the user to provide his own "GO TO ..." as an action entry if he so desires. In this case a "G" must be in column 52 of the THDR entry. A "PERFORM ..." may be included in action entries referencing another table or a user provided routine.</text:p>
      <text:p text:style-name="P8"/>
      <text:p text:style-name="P8"><text:s text:c="5"/>The generated routine may be entered by use of (1) a "PERFORM" statement, (2) a "GO TO" statement, or (3) a fall through to the first instruction of the Section. If the user provides his own "GO TO .." in an action entry of a table, the table should NOT be PERFORMED.</text:p>
      <text:p text:style-name="P8"/>
      <text:p text:style-name="Preformatted_20_Text"><text:span text:style-name="T1"><text:s/></text:span><text:span text:style-name="T2"><text:s text:c="4"/>GO TO TABLE-1 <text:s text:c="6"/>(2)</text:span></text:p>
      <text:p text:style-name="P15"/>
      <text:p text:style-name="P15"><text:s text:c="10"/>.</text:p>
      <text:p text:style-name="P15"/>
      <text:p text:style-name="P15"><text:s text:c="10"/>.</text:p>
      <text:p text:style-name="P15"/>
      <text:p text:style-name="P15"><text:s text:c="5"/>PERFORM TABLE-1. <text:s text:c="3"/>(1)</text:p>
      <text:p text:style-name="P15"/>
      <text:p text:style-name="P15"><text:s text:c="5"/>MOVE A TO B.</text:p>
      <text:p text:style-name="P15"/>
      <text:p text:style-name="P15"><text:s text:c="5"/>ADD C TO B. <text:s text:c="8"/>(3)</text:p>
      <text:p text:style-name="P15"/>
      <text:p text:style-name="P15">TABLE-1 SECTION.</text:p>
      <text:p text:style-name="P15"/>
      <text:p text:style-name="P15">PAR0001.</text:p>
      <text:p text:style-name="P15"/>
      <text:p text:style-name="P15"><text:s text:c="5"/>IF____________</text:p>
      <text:p text:style-name="P15"/>
      <text:h text:style-name="P30" text:outline-level="1"><text:bookmark-start text:name="__RefHeading__2488_353332967"/>Table Header Entry <text:s/>THDR<text:bookmark-end text:name="__RefHeading__2488_353332967"/></text:h>
      <text:p text:style-name="P6"/>
      <text:p text:style-name="P6"><text:s text:c="5"/>The Header entry provides Dectrans with a unique name which will be used in the SECTION header. The number of condition-stubs, action-stubs, and rules are indicated as follows:</text:p>
      <text:p text:style-name="P6"/>
      <text:p text:style-name="P6"><text:s text:c="5"/>The entry format is:</text:p>
      <text:p text:style-name="P6"/>
      <text:p text:style-name="P6"><text:tab/>Columns<text:tab/><text:tab/>Contents</text:p>
      <text:p text:style-name="P6"/>
      <text:p text:style-name="P6"><text:tab/> <text:s/>1 - 3<text:tab/><text:tab/><text:tab/>Blank</text:p>
      <text:p text:style-name="P6"/>
      <text:p text:style-name="P6"><text:tab/> <text:s/>4 - 7<text:tab/><text:tab/><text:tab/>THDR</text:p>
      <text:p text:style-name="P6"/>
      <text:p text:style-name="P6"><text:tab/> <text:s/>9 - 38<text:tab/><text:tab/><text:tab/>Table name (30 chars)</text:p>
      <text:p text:style-name="P6"/>
      <text:p text:style-name="P6"><text:tab/>41 - 43<text:tab/><text:tab/><text:tab/>Number of conditions (3 digits)</text:p>
      <text:p text:style-name="P6"/>
      <text:p text:style-name="P6"><text:tab/>44 - 46<text:tab/><text:tab/><text:tab/>Number of actions (3 digits)</text:p>
      <text:p text:style-name="P6"/>
      <text:p text:style-name="P6"><text:tab/>47 - 49<text:tab/><text:tab/><text:tab/>Number of rules (3 digits)</text:p>
      <text:p text:style-name="P6"><text:tab/><text:tab/><text:tab/><text:tab/>This must include the ELS Rule</text:p>
      <text:p text:style-name="P6"/>
      <text:p text:style-name="P6"><text:tab/>50 - 51<text:tab/><text:tab/><text:tab/>Blank</text:p>
      <text:p text:style-name="P6"/>
      <text:p text:style-name="P6"><text:tab/>52<text:tab/><text:tab/><text:tab/>GO TO Indicator. "G" will cause no GO TO END000n statement to be</text:p>
      <text:p text:style-name="P6"><text:tab/><text:tab/><text:tab/><text:tab/>generated and the user must provide the GO TO statement to leave the <text:tab/><text:tab/><text:tab/><text:tab/><text:tab/>table.</text:p>
      <text:p text:style-name="P6"/>
      <text:p text:style-name="P15"><text:s text:c="40"/>4 <text:s text:c="9"/>5</text:p>
      <text:p text:style-name="P15"><text:s text:c="3"/>4 <text:s text:c="3"/>9 <text:s text:c="30"/>1 <text:s text:c="9"/>2</text:p>
      <text:p text:style-name="P15"/>
      <text:p text:style-name="P15"><text:s text:c="3"/>THDR TABLE-1 <text:s text:c="24"/>007005004 <text:s/>G</text:p>
      <text:p text:style-name="P6"/>
      <text:p text:style-name="P6"/>
      <text:h text:style-name="Heading_20_1" text:outline-level="1"><text:bookmark-start text:name="__RefHeading__2490_353332967"/><text:span text:style-name="T5">Initialisation <text:s/>INIT</text:span> <text:span text:style-name="T4">(optional)</text:span><text:bookmark-end text:name="__RefHeading__2490_353332967"/></text:h>
      <text:p text:style-name="P6"/>
      <text:p text:style-name="P8"><text:s text:c="5"/>Actions that are always to be performed prior to the execution of the table can be specified by using the INIT entry followed by the statements to be executed. There is no limitations as to the coding that may appear in the INIT section except that another decision table may not appear.</text:p>
      <text:p text:style-name="P8"/>
      <text:p text:style-name="P8"><text:s text:c="5"/>The INIT entry follows the THDR entry and is terminated by the ENIT entry. The RHDR entry then follows the ENIT entry.</text:p>
      <text:p text:style-name="P8"/>
      <text:p text:style-name="P15"><text:s text:c="40"/>4</text:p>
      <text:p text:style-name="P15"><text:s text:c="3"/>4 <text:s text:c="3"/>9 <text:s text:c="30"/>1</text:p>
      <text:p text:style-name="P15"/>
      <text:p text:style-name="P15"><text:s text:c="3"/>THDR XYZ <text:s text:c="28"/>001001001</text:p>
      <text:p text:style-name="P15"><text:s text:c="3"/>INIT</text:p>
      <text:p text:style-name="P15"><text:s text:c="11"/>MOVE <text:s text:c="4"/>SPACES TO DATA-NAME.</text:p>
      <text:p text:style-name="P15"><text:s text:c="11"/>ADD <text:s text:c="5"/>1 TO COUNTER-A.</text:p>
      <text:p text:style-name="P15"><text:s text:c="11"/>SET <text:s text:c="5"/>A UP BY 1.</text:p>
      <text:p text:style-name="P15"><text:s text:c="11"/>PERFORM <text:s/>A THRU B.</text:p>
      <text:p text:style-name="P15"><text:s text:c="3"/>ENIT</text:p>
      <text:p text:style-name="P15"/>
      <text:p text:style-name="P15"><text:s text:c="3"/>RHDR <text:s text:c="19"/>001 <text:s/>002 <text:s/>003 <text:s/>ELS.</text:p>
      <text:p text:style-name="P6"/>
      <text:h text:style-name="P30" text:outline-level="1"><text:bookmark-start text:name="__RefHeading__2492_353332967"/>Rule Header <text:s/>RHDR<text:bookmark-end text:name="__RefHeading__2492_353332967"/></text:h>
      <text:p text:style-name="P6"/>
      <text:p text:style-name="P8"><text:s text:c="5"/>The rule header entry specifies the format of the body of the table. The data area will begin in column 9. Rule numbers will be entered to define the stub and entry fields. The stub area extends from column 9 to the first character of the first rule number. The stub area must not be more than 72 characters or less than 10 characters.</text:p>
      <text:p text:style-name="P8"/>
      <text:p text:style-name="P8"><text:s text:c="5"/>The rule entry areas start at the first character of their respective numbers and extend to the first character of the next number. The rules must not be less than 3 nor more than 18 characters in length.</text:p>
      <text:p text:style-name="P8"/>
      <text:p text:style-name="P8"><text:s text:c="5"/>The last or ELSE rule is designated by an ELS rather than a rule number. A period (full stop) terminates the ELS rule. If ELS is not present, the last rule number is treated as the ELS rule. Even though the table may be complete, the ELS rule is expected by the processor.</text:p>
      <text:p text:style-name="P8"/>
      <text:p text:style-name="P8"><text:s text:c="5"/>If more than one entry is needed to specify the table size, the information continues in column 9 of subsequent entries.</text:p>
      <text:p text:style-name="P8"/>
      <text:p text:style-name="P8"><text:s text:c="5"/>It is not necessary for all rules to contain the same number of characters, but all entries within a rule must be the same length.</text:p>
      <text:p text:style-name="P6"/>
      <text:p text:style-name="P6"><text:s text:c="5"/>The Rule Header entry will be identified by a RHDR in columns 4 - 7.</text:p>
      <text:p text:style-name="P6"/>
      <text:p text:style-name="P15"><text:s text:c="3"/>4 <text:s text:c="3"/>9</text:p>
      <text:p text:style-name="P15"/>
      <text:p text:style-name="P15"><text:s text:c="3"/>RHDR <text:s text:c="24"/>001 <text:s text:c="15"/>002</text:p>
      <text:p text:style-name="P15"><text:s text:c="8"/>stub <text:s text:c="19"/>at least 3 and</text:p>
      <text:p text:style-name="P15"><text:s text:c="8"/>up to 72 characters <text:s text:c="4"/>nor more than 18</text:p>
      <text:p text:style-name="P6"/>
      <text:p text:style-name="P6">001, 002, 003, etc, may be replaced by other characters if the user keeps in mind the not less than 3 and not greater than 18 rule. Example:</text:p>
      <text:p text:style-name="P6"/>
      <text:p text:style-name="P15"><text:s text:c="5"/>001002003...009010011</text:p>
      <text:p text:style-name="P15"><text:s text:c="5"/>1 <text:s/>2 <text:s/>3 <text:s text:c="4"/>9 <text:s/>10 11</text:p>
      <text:p text:style-name="P15"/>
      <text:p text:style-name="P15"><text:s text:c="5"/>001 <text:s text:c="6"/>002 <text:s text:c="6"/>003 <text:s text:c="6"/>ELS.</text:p>
      <text:p text:style-name="P15"/>
      <text:p text:style-name="P15"><text:s text:c="5"/>1 <text:s text:c="8"/>2 <text:s text:c="8"/>3</text:p>
      <text:p text:style-name="P15"><text:s text:c="5"/>A <text:s text:c="8"/>B <text:s text:c="8"/>C</text:p>
      <text:p text:style-name="P15"><text:s text:c="5"/>01 <text:s text:c="7"/>02 <text:s text:c="7"/>03</text:p>
      <text:p text:style-name="P15"/>
      <text:h text:style-name="P30" text:outline-level="1"><text:bookmark-start text:name="__RefHeading__2494_353332967"/>Body entries<text:bookmark-end text:name="__RefHeading__2494_353332967"/></text:h>
      <text:p text:style-name="P6"/>
      <text:p text:style-name="P8"><text:s text:c="5"/>The body entries will contain the body of the table and will correspond to the format specified on the Rule Header. The placement of entries within a specified field is free form. If more than one entry is needed for each Condition or Action, sequence numbers should be used in columns 1 to 4. Columns 1 - 2 indicate the Condition/Action number and Columns 3 - 4 indicate the entry number within the Condition/Action.</text:p>
      <text:p text:style-name="P8"/>
      <text:p text:style-name="P6"/>
      <text:p text:style-name="P15"><text:s text:c="3"/>RHDR TABLE-A</text:p>
      <text:p text:style-name="P15"/>
      <text:p text:style-name="P15"><text:s text:c="23"/>001 <text:s text:c="7"/>002 <text:s text:c="7"/>003 <text:s text:c="7"/>004 <text:s text:c="7"/>005</text:p>
      <text:p text:style-name="P15"><text:s text:c="8"/>006 <text:s text:c="7"/>007 <text:s text:c="7"/>ELS</text:p>
      <text:p text:style-name="P15"/>
      <text:p text:style-name="P15">0101 <text:s text:c="3"/>A = B <text:s text:c="10"/>Y <text:s text:c="9"/>N <text:s text:c="9"/>Y <text:s text:c="9"/>Y <text:s text:c="9"/>N</text:p>
      <text:p text:style-name="P15">0102 <text:s text:c="4"/>N <text:s text:c="9"/>Y</text:p>
      <text:p text:style-name="P15">0201 <text:s text:c="3"/>FF &gt; AX <text:s text:c="8"/>N <text:s text:c="9"/>Y <text:s text:c="9"/>N <text:s text:c="9"/>Y <text:s text:c="9"/>N</text:p>
      <text:p text:style-name="P15">0202 <text:s text:c="4"/>Y <text:s text:c="9"/>N</text:p>
      <text:p text:style-name="P15"/>
      <text:p text:style-name="P3"/>
      <text:h text:style-name="Heading_20_1" text:outline-level="1"><text:bookmark-start text:name="__RefHeading__2508_353332967"/><text:span text:style-name="T3">Termination of the Decision Table</text:span> <text:s/><text:span text:style-name="T3">EODT</text:span><text:bookmark-end text:name="__RefHeading__2508_353332967"/></text:h>
      <text:p text:style-name="P6"/>
      <text:p text:style-name="P6"><text:s text:c="5"/>The EODT entry signifies the end of the decision table and is formatted as follows:</text:p>
      <text:p text:style-name="P6"/>
      <text:p text:style-name="P6"/>
      <text:p text:style-name="P6"><text:tab/>Columns<text:tab/><text:tab/>Contents</text:p>
      <text:p text:style-name="P6"/>
      <text:p text:style-name="P6"><text:tab/>1 - 3<text:tab/><text:tab/><text:tab/>Blank</text:p>
      <text:p text:style-name="P6"/>
      <text:p text:style-name="P6"><text:tab/>4 - 7<text:tab/><text:tab/><text:tab/>EODT</text:p>
      <text:p text:style-name="P6"/>
      <text:p text:style-name="P6"><text:tab/>8<text:tab/><text:tab/><text:tab/>Blank</text:p>
      <text:p text:style-name="P6"/>
      <text:p text:style-name="P6"><text:tab/>9 - 80<text:tab/><text:tab/><text:tab/>Comments</text:p>
      <text:p text:style-name="P6"/>
      <text:p text:style-name="P6"/>
      <text:p text:style-name="P6"><text:s text:c="2"/><text:span text:style-name="T3"><text:s text:c="3"/>Example</text:span></text:p>
      <text:p text:style-name="P6"/>
      <text:p text:style-name="P6"><text:s text:c="5"/>Col <text:s/></text:p>
      <text:p text:style-name="P6"><text:s text:c="7"/>4</text:p>
      <text:p text:style-name="P6"/>
      <text:p text:style-name="P6"><text:s text:c="7"/>EODT <text:s text:c="4"/>end of validation check three</text:p>
      <text:p text:style-name="P6"/>
      <text:h text:style-name="P30" text:outline-level="1"><text:bookmark-start text:name="__RefHeading__2496_353332967"/>Discussion on Blank Entries<text:bookmark-end text:name="__RefHeading__2496_353332967"/></text:h>
      <text:p text:style-name="P6"/>
      <text:p text:style-name="P8"><text:s text:c="5"/>It has been stated earlier, that a blank entry in the condition entry portion of the table expresses a desire to ignore the indicated condition for the rule in question. In the case of an extended or mixed entry table, this is true. However, this cannot be taken so literally with limited entry tables as some user experiences have demonstrated.</text:p>
      <text:p text:style-name="P8"/>
      <text:p text:style-name="P8"><text:s text:c="5"/>In limited table processing, a blank entry causes the translator to assume that the rule may be satisfied regardless of whether the condition is true or false. This does not mean that the condition will be ignored. In some cases, it is possible that a blank entry will cause more coding to be generated than the normal rule. This philosophy burdens the user with the task of ensuring that a table contains logical and exclusive rules.</text:p>
      <text:p text:style-name="P6"/>
      <text:p text:style-name="P6"><text:s text:c="5"/>In the following examples, some common errors are demonstrated.</text:p>
      <text:p text:style-name="P6"/>
      <text:p text:style-name="P15"><text:s text:c="12"/>_____________________________________________</text:p>
      <text:p text:style-name="Preformatted_20_Text"><text:span text:style-name="T1"><text:s/></text:span><text:span text:style-name="T2"><text:s text:c="11"/>_____________R1_______R2_______R3_______ELS__</text:span></text:p>
      <text:p text:style-name="P15"><text:s text:c="12"/>___C1________Y________Y________Y_____________</text:p>
      <text:p text:style-name="P15"><text:s text:c="12"/>___C2________Y________Y______________________</text:p>
      <text:p text:style-name="P15"><text:s text:c="12"/>___C3_________________Y________N_____________</text:p>
      <text:p text:style-name="P6"/>
      <text:p text:style-name="P7">Example 1</text:p>
      <text:p text:style-name="P6"/>
      <text:p text:style-name="P8"><text:s text:c="5"/>In example 1, the user's intention is fairly clear but the rules are not logically unique. Rules 1 and 2 will be interpreted as being identical because the blank entry may be true or false, and the true state would not be unique. Rule 2 and 3 are unique, but 1 and 3 are not.</text:p>
      <text:p text:style-name="P8"/>
      <text:p text:style-name="P15"><text:s text:c="10"/>_______________________________________</text:p>
      <text:p text:style-name="P15"><text:s text:c="10"/>_____________R1_____R2_____R3_____ELS__ <text:s text:c="2"/></text:p>
      <text:p text:style-name="P15"><text:s text:c="10"/>__X=1________Y_________________________</text:p>
      <text:p text:style-name="P15"><text:s text:c="10"/>__X=2_______________Y__________________</text:p>
      <text:p text:style-name="P15"><text:s text:c="10"/>__X=3______________________Y___________</text:p>
      <text:p text:style-name="P6"/>
      <text:p text:style-name="P7">Example 2</text:p>
      <text:p text:style-name="P6"/>
      <text:p text:style-name="P8"><text:s text:c="5"/>Again, in example 2, it is clear what the user intends, since the conditions are mutually exclusive. The translator cannot interpret the condition and therefore can never assume that the rules are unique. This table can be corrected by inserting "N"s into the blank entries.</text:p>
      <text:p text:style-name="P6"/>
      <text:p text:style-name="P8"><text:s text:c="5"/>The problem can be avoided by mentally inserting Y/N into all blank entries &amp; then comparing all cases of all rules for being unique (example 3).</text:p>
      <text:p text:style-name="P6"/>
      <text:p text:style-name="P15"><text:s text:c="10"/>__________________________________________</text:p>
      <text:p text:style-name="P15"><text:s text:c="10"/>____________R1______R2______R3______ELS___</text:p>
      <text:p text:style-name="P15"><text:s text:c="10"/>__X=1_______Y_______Y/N_____Y/N___________</text:p>
      <text:p text:style-name="P15"><text:s text:c="10"/>__X=2_______Y/N_____Y_______Y/N___________</text:p>
      <text:p text:style-name="P15"><text:s text:c="10"/>__X=3_______Y/N_____Y/N_____Y_____________</text:p>
      <text:p text:style-name="P6"/>
      <text:p text:style-name="P7">Example 3</text:p>
      <text:p text:style-name="P6"/>
      <text:p text:style-name="P6"/>
      <text:h text:style-name="P30" text:outline-level="1"><text:bookmark-start text:name="__RefHeading__2498_353332967"/>Conventions and Restrictions<text:bookmark-end text:name="__RefHeading__2498_353332967"/></text:h>
      <text:p text:style-name="P6"/>
      <text:p text:style-name="P6">a. <text:s text:c="2"/>When using DECTRANS the following should be considered as reserved words:</text:p>
      <text:p text:style-name="P6"/>
      <text:p text:style-name="P6"><text:s text:c="5"/>1. <text:s text:c="2"/>PARn<text:tab/>where n is any 4 digit number</text:p>
      <text:p text:style-name="P6"><text:s text:c="5"/>2. <text:s text:c="2"/>RULn <text:s text:c="2"/><text:tab/>where n is any 4 digit number</text:p>
      <text:p text:style-name="P6"><text:s text:c="5"/>3. <text:s text:c="2"/>ACTn <text:s/><text:tab/>where n is any 4 digit number</text:p>
      <text:p text:style-name="P6"><text:s text:c="5"/>4. <text:s text:c="2"/>ELSn <text:s text:c="2"/><text:tab/>where n is any 4 digit number</text:p>
      <text:p text:style-name="P6"><text:s text:c="5"/>5. <text:s text:c="2"/>ENDn <text:s text:c="2"/><text:tab/>where n is any 4 digit number</text:p>
      <text:p text:style-name="P6"/>
      <text:p text:style-name="P6">b. <text:s text:c="2"/>Maximum of 25 entries in Condition-Entry.</text:p>
      <text:p text:style-name="P6"/>
      <text:p text:style-name="P6">c. <text:s text:c="2"/>Maximum of 25 entries in Action-Entry.</text:p>
      <text:p text:style-name="P6"/>
      <text:p text:style-name="P6">d. <text:s text:c="2"/>Maximum of 25 rules including ELSE rule.</text:p>
      <text:p text:style-name="P6"/>
      <text:p text:style-name="P6">e. <text:s text:c="2"/>Maximum of 18 and minimum of 3 columns in a rule.</text:p>
      <text:p text:style-name="P6"/>
      <text:p text:style-name="P6">f. <text:s text:c="3"/>Maximum of 72 and minimum of 10 columns in condition and action stubs.</text:p>
      <text:p text:style-name="P6"/>
      <text:p text:style-name="P6">g. <text:s text:c="2"/>ELS rule must be present or last rule will be treated as ELS rule.</text:p>
      <text:p text:style-name="P6"><text:s text:c="5"/>(A period must follow the last rule or ELS rule on the RHDR entry in order to define the length of the field)</text:p>
      <text:p text:style-name="P6"/>
      <text:p text:style-name="P6">h. <text:s text:c="2"/>Do not use periods to terminate table names, condition or action stubs.</text:p>
      <text:p text:style-name="P6"/>
      <text:h text:style-name="Heading_20_1" text:outline-level="1"><text:bookmark-start text:name="__RefHeading__2500_353332967"/>Implementation Considerations<text:bookmark-end text:name="__RefHeading__2500_353332967"/></text:h>
      <text:p text:style-name="P6"/>
      <text:p text:style-name="P6"><text:s text:c="10"/>DECTRANS utilises three files</text:p>
      <text:p text:style-name="P6"/>
      <text:p text:style-name="P6"><text:s text:c="15"/>1. <text:s text:c="2"/>Source Input file <text:span text:style-name="T6">in fixed format only</text:span></text:p>
      <text:p text:style-name="P6"><text:s text:c="15"/>2. <text:s text:c="2"/>Output listing</text:p>
      <text:p text:style-name="P6"><text:s text:c="15"/>3. <text:s text:c="2"/>Source Output file</text:p>
      <text:p text:style-name="P6"/>
      <text:p text:style-name="P8">1.<text:tab/>The input file contains the tables to be translated to Cobol. The program accepts non associated tables or complete Cobol source programs with embedded tables. The processing of a table begins with a THDR entry and stops upon recognising a EODT entry. Tables <text:span text:style-name="T3">must</text:span> be in fixed format and the program outputs Cobol code in fixed format only. </text:p>
      <text:p text:style-name="P6"/>
      <text:p text:style-name="P8">2.<text:tab/>The output listing contains all table statements read from the input file, all of the statements generated from the tables and any diagnostic messages concerning the tables processed.</text:p>
      <text:p text:style-name="P8"/>
      <text:p text:style-name="P6">3.<text:tab/>The output file contains all of the COBOL source statements read from the input file and the COBOL statements generated from the tables. This output will be input to the COBOL compiler.</text:p>
      <text:p text:style-name="P6"/>
      <text:p text:style-name="P6">4.<text:tab/><text:span text:style-name="T7">If using GNU/Open Cobol r</text:span>un Dectrans with the following parameters:</text:p>
      <text:p text:style-name="P6"><text:tab/></text:p>
      <text:p text:style-name="P6"><text:tab/>1: <text:tab/>Input <text:s/>FileName <text:s text:c="4"/>(Mandatory), eg dec-run1.cbl</text:p>
      <text:p text:style-name="P6"><text:tab/>2: <text:tab/>Output FileName <text:s text:c="2"/>(Mandatory if not IFN.cpy) <text:s text:c="2"/>[IFN = Input FileName]</text:p>
      <text:p text:style-name="P6"><text:tab/>3: <text:tab/>Report FileName <text:s text:c="2"/>(Mandatory if not IFN.lst)</text:p>
      <text:p text:style-name="P6"/>
      <text:p text:style-name="P6">Minimum required params 1. The other two if omitted, will take their name from param 1 with (.cpy) and (.lst) as file extentions added to the name <text:s/>(without extention) used in parameter 1. </text:p>
      <text:p text:style-name="P6">At completion, program will display a caution if any warning or error messages have occurred.</text:p>
      <text:p text:style-name="P6"/>
      <text:p text:style-name="P11">5.<text:tab/>If using IBM MVS system or similar use the supplied JCL as a model for your JCL.</text:p>
      <text:p text:style-name="P11"><text:tab/>Note that the case of message<text:span text:style-name="T8">s</text:span> is reversed to help them stand out on listing.</text:p>
      <text:h text:style-name="P30" text:outline-level="1"><text:bookmark-start text:name="__RefHeading__2502_353332967"/>Dectrans Processor Diagnostics<text:bookmark-end text:name="__RefHeading__2502_353332967"/></text:h>
      <text:p text:style-name="P6"/>
      <text:p text:style-name="P6"><text:s text:c="5"/>The following error messages are produced by Dectrans:</text:p>
      <text:p text:style-name="P6"/>
      <text:p text:style-name="P6">WARNING messages (translation will continue)</text:p>
      <text:p text:style-name="P6"/>
      <text:p text:style-name="P6">W01<text:tab/>SEQUENCE ERROR</text:p>
      <text:p text:style-name="P6"><text:tab/>The sequence numbers of the decision table are not in ascending order. <text:s/>Although this will not affect</text:p>
      <text:p text:style-name="P6"><text:tab/>the condition entries, the action entries may not be executed in the proper sequence.</text:p>
      <text:p text:style-name="P6"><text:tab/>ACTION TAKEN:<text:tab/>None, processing continues.</text:p>
      <text:p text:style-name="P6"/>
      <text:p text:style-name="P6">W02<text:tab/>LAST RULE WAS NOT ELSE RULE, TREATED AS SUCH</text:p>
      <text:p text:style-name="P6"><text:tab/>The last rule which must be "ELS" was not found. The last rule found will be considered the ELSE <text:tab/>rule and any entries will be ignored.</text:p>
      <text:p text:style-name="P6"><text:tab/>ACTION TAKEN:<text:tab/>The entries in the last rule will not be processed. Source code will be <text:tab/><text:tab/><text:tab/><text:tab/><text:tab/>generated.</text:p>
      <text:p text:style-name="P6"/>
      <text:p text:style-name="P6">W03<text:tab/>TABLE IS LIMITED BUT LOGICALLY INCOMPLETE</text:p>
      <text:p text:style-name="P6"><text:tab/>A limited table is being processed and one or more combinations of the conditions will cause the <text:tab/>ELSE path to be taken. All of the possible rules are not present.</text:p>
      <text:p text:style-name="P6"><text:tab/>ACTION TAKEN: <text:s/><text:tab/>None. This is only to indicate to the user that he has not covered all <text:tab/><text:tab/><text:tab/><text:tab/><text:tab/>possibilities. The table is legal, he should be aware of the ELSE action that <text:tab/><text:tab/><text:tab/><text:tab/>will result when <text:tab/>one of the rules is not satisfied.</text:p>
      <text:p text:style-name="P6"/>
      <text:p text:style-name="P6">W04<text:tab/>ENIT ENTRY NOT FOUND, RHDR ENTRY TERMINATES INIT SECTION.</text:p>
      <text:p text:style-name="P6"><text:tab/>While processing the INIT section, a RHDR entry was encountered. Although the ENIT entry is <text:tab/>missing, the processor can recover and finish processing the table.</text:p>
      <text:p text:style-name="P6"><text:tab/>ACTION TAKEN:<text:tab/>Table will be processed correctly.</text:p>
      <text:p text:style-name="P6"/>
      <text:p text:style-name="P6">W05<text:tab/>AUTO GOTO SUPPRESSED, GOTO MUST BE PROVIDED TO LEAVE EACH SET OF ACTIONS</text:p>
      <text:p text:style-name="P6"><text:tab/>The "GO TO ENDnnn" will not be generated. The user must specify a "GO TO" in the actions to <text:tab/>leave the table. This table should not be PERFORMED since return to the exit may not be likely.</text:p>
      <text:p text:style-name="P6"><text:tab/>ACTION TAKEN:<text:tab/>None.</text:p>
      <text:p text:style-name="P6"/>
      <text:p text:style-name="P6">FATAL messages. <text:s text:c="4"/>(Processing continues with the next table)</text:p>
      <text:p text:style-name="P6"/>
      <text:p text:style-name="P6">E01<text:tab/>TABLE DELETED, ENTRY SIZE GREATER THAN RULE-ENTRY-LIMIT FOR RULE NUMBER n</text:p>
      <text:p text:style-name="P6"><text:tab/>As a rule header was being processed, an entry greater than 18 characters for an entry was found. </text:p>
      <text:p text:style-name="P6"><text:tab/>ACTION TAKEN:<text:tab/>Processing is discontinued for this table - no source code <text:s/>will be generated. <text:tab/><text:tab/><text:tab/><text:tab/>The internal table limitations prevent the holding of all the information in the <text:tab/><text:tab/><text:tab/><text:tab/>rule numbered n, therefore processing would be meaningless.</text:p>
      <text:p text:style-name="P6"/>
      <text:p text:style-name="P6">E02<text:tab/>STUB FIELD &gt; 72 CHARACTERS</text:p>
      <text:p text:style-name="P6"><text:tab/>The first rule was not encountered within 72 positions from column 9. The maximum allowable length <text:tab/>for the stub is 72 characters.</text:p>
      <text:p text:style-name="P6"><text:tab/>ACTION TAKEN:<text:tab/>Processing deleted - Correct table and retry.</text:p>
      <text:p text:style-name="P6"/>
      <text:p text:style-name="P6">E03 <text:tab/>STUB FIELD &lt; 10 CHARACTERS, TABLE DELETED</text:p>
      <text:p text:style-name="P6"><text:tab/>The first rule was encountered less than 10 positions from column 9. The minimum allowable length <text:tab/>for the stub entry is 10.</text:p>
      <text:p text:style-name="P6"><text:tab/>ACTION TAKEN:<text:tab/>Source code will be generated but is probably in error. Correct and retry for <text:tab/><text:tab/><text:tab/><text:tab/>correct results.</text:p>
      <text:p text:style-name="P6"/>
      <text:p text:style-name="P6">E04 <text:tab/>NUMBER OF RULES ON RHDR EXCEEDS INDICATOR ON THDR</text:p>
      <text:p text:style-name="P6"><text:tab/>The number of rules specified on the THDR entry is less than the number of rules found on the <text:tab/>RHDR entry.</text:p>
      <text:p text:style-name="P6"><text:tab/>ACTION TAKEN:<text:tab/>Processing is deleted until the next table is encountered.</text:p>
      <text:p text:style-name="P6"><text:tab/>POSSIBLE CAUSES:<text:tab/>(1) <text:s/>Period missing following ELS rule or last rule specified. (2) <text:s/>The field in</text:p>
      <text:p text:style-name="P6"><text:tab/><text:tab/><text:tab/><text:tab/>the THDR entry indicating the number of rules does not begin in column 47. </text:p>
      <text:p text:style-name="P6"><text:s text:c="3"/></text:p>
      <text:p text:style-name="P6">E05 <text:tab/>NUMBER OF ENTRIES &lt; OR &gt; THAN THDR INDICATORS, OR MISSING EODT</text:p>
      <text:p text:style-name="P6"><text:tab/>After processing the number of condition and action entries indicated on the THDR, the next record <text:tab/>read was not an EODT. </text:p>
      <text:p text:style-name="P6"><text:soft-page-break/><text:tab/>ACTION TAKEN:<text:tab/>Table will not be processed.</text:p>
      <text:p text:style-name="P6"><text:tab/>POSSIBLE CAUSES:<text:tab/>(1) <text:s/>EODT is missing.</text:p>
      <text:p text:style-name="P6"><text:tab/><text:tab/><text:tab/><text:tab/>(2) <text:s/>The fields in the THDR indicating the number of conditions and</text:p>
      <text:p text:style-name="P6"><text:tab/><text:tab/><text:tab/><text:tab/>actions do not start in columns 41 and 44 respectively.</text:p>
      <text:p text:style-name="P6"><text:tab/><text:tab/><text:tab/><text:tab/>(3) The numbers of conditions and/or actions do not correspond to the</text:p>
      <text:p text:style-name="P6"><text:tab/><text:tab/><text:tab/><text:tab/>THDR indicators.</text:p>
      <text:p text:style-name="P6"/>
      <text:p text:style-name="P6">E06<text:tab/>REDUNDANT OR CONTRADICTORY RULES HAVE BEEN FOUND, TABLE DELETED</text:p>
      <text:p text:style-name="P6"><text:tab/>Two or more rules are implicitly or implicitly equivalent and therefore the table must be incorrect. If <text:tab/>the intention was for the two rules to be equal then the desired action should all be indicated under <text:tab/>one of the rules and the others deleted.</text:p>
      <text:p text:style-name="P6"><text:tab/>ACTION TAKEN:<text:tab/>Table deleted. Correct and retry.</text:p>
      <text:p text:style-name="P6"><text:tab/>POSSIBLE CAUSES:<text:tab/>(1) Two or more rules are identical.</text:p>
      <text:p text:style-name="P6"><text:tab/><text:tab/><text:tab/><text:tab/>(2) Due to the "ignoring" option, two or more rules could be interpreted</text:p>
      <text:p text:style-name="P6"><text:tab/><text:tab/><text:tab/><text:tab/> as equal. (Check blank conditions.)</text:p>
      <text:p text:style-name="P6"/>
      <text:p text:style-name="P6">E07 <text:tab/>SOURCE CODE GENERATION BYPASSED, CORRECT AND RETRY.</text:p>
      <text:p text:style-name="P6"><text:tab/>As stated, processing stops until next table. Also see any other message.</text:p>
      <text:p text:style-name="P6"/>
      <text:p text:style-name="P6">E08 <text:tab/>MAXIMUM NUMBER OF CONDITIONS EXCEEDED</text:p>
      <text:p text:style-name="P6"><text:tab/>The number of conditions on the THDR is &gt; than the limit allowed (25).</text:p>
      <text:p text:style-name="P6"><text:tab/>ACTION TAKEN:<text:tab/>Table deleted. Correct and retry.</text:p>
      <text:p text:style-name="P6"><text:tab/>POSSIBLE CAUSE: <text:s text:c="3"/><text:tab/>(1) If the number does not exceed the limit, check the starting column (41).</text:p>
      <text:p text:style-name="P6"/>
      <text:p text:style-name="P6">E09 <text:tab/>MAXIMUM NUMBER OF ACTIONS EXCEEDED</text:p>
      <text:p text:style-name="P6"><text:tab/>The number of actions on the THDR is &gt; than the limit allowed (25).</text:p>
      <text:p text:style-name="P6"><text:tab/>ACTION TAKEN:<text:tab/>Table deleted. Correct and retry.</text:p>
      <text:p text:style-name="P6"><text:tab/>POSSIBLE CAUSE: <text:s text:c="3"/><text:tab/>(1) If the number does not exceed the limit, check the starting column (44).</text:p>
      <text:p text:style-name="P6"/>
      <text:p text:style-name="P6">E10 <text:tab/>MAXIMUM NUMBER OF RULES EXCEEDED</text:p>
      <text:p text:style-name="P6"><text:tab/>The number of rules on the THDR is &gt; than the limit allowed (25).</text:p>
      <text:p text:style-name="P6"><text:tab/>ACTION TAKEN:<text:tab/>Table deleted. Correct and retry.</text:p>
      <text:p text:style-name="P6"><text:tab/>POSSIBLE CAUSE: <text:s text:c="3"/><text:tab/>(1) If the number does not exceed the limit, check the starting column (47).</text:p>
      <text:p text:style-name="P6"/>
      <text:p text:style-name="P6">E11 <text:tab/>EODT ENCOUNTERED PRIOR TO END OF TABLE LENGTH, ENTRY MISSING</text:p>
      <text:p text:style-name="P6"><text:tab/>The total of the number of conditions and actions does not agree with the number of conditions and <text:tab/>actions found.</text:p>
      <text:p text:style-name="P6"><text:tab/>ACTION TAKEN:<text:tab/>Table is not processed. Incorrect information. would cause a meaningless <text:tab/><text:tab/><text:tab/><text:tab/>code generation.</text:p>
      <text:p text:style-name="P6"><text:tab/>POSSIBLE CAUSES:<text:tab/>(1) <text:s/>The number of conditions and/or actions is not specified correctly. </text:p>
      <text:p text:style-name="P6"><text:tab/><text:tab/><text:tab/><text:tab/>(2) <text:s/>Each condition and action does not consist of the same number of</text:p>
      <text:p text:style-name="P6"><text:tab/><text:tab/><text:tab/><text:tab/>entries, i.e. If three entries are used to define the RHDR then each</text:p>
      <text:p text:style-name="P6"><text:tab/><text:tab/><text:tab/><text:tab/>condition and action must be made up of three entries even though one</text:p>
      <text:p text:style-name="P6"><text:tab/><text:tab/><text:tab/><text:tab/>or two of the three might contain no information.</text:p>
      <text:p text:style-name="P6"><text:s/></text:p>
      <text:p text:style-name="P6">E12 <text:tab/>TABLE DELETED, ENTRY SIZE &lt; 3 CHARACTERS</text:p>
      <text:p text:style-name="P6"><text:tab/>See (E01)</text:p>
      <text:p text:style-name="P6"/>
      <text:p text:style-name="P6">E13 <text:tab/>RULES nn AND nn ARE EQUAL, CHECK FOR REDUNDANT AND BLANK ENTRIES</text:p>
      <text:p text:style-name="P6"><text:tab/>See (E07)</text:p>
      <text:p text:style-name="P6"/>
      <text:p text:style-name="P6">E14 <text:tab/>NO RULE HEADER (RHDR) FOUND, TABLE DELETED <text:tab/></text:p>
      <text:p text:style-name="P6"><text:tab/>The RHDR was not found immediately following the THDR or ENIT entries. The format of the table is <text:tab/>unknown and cannot be processed.</text:p>
      <text:p text:style-name="P6"><text:tab/>ACTION TAKEN:<text:tab/>Table deleted. Correct and retry.</text:p>
      <text:p text:style-name="P6"/>
      <text:p text:style-name="P6">E15<text:tab/>CONTROLS NOT IN SEQUENCE, PROCESSING DISCONTINUED UNTIL NEXT THDR</text:p>
      <text:p text:style-name="P6"><text:tab/>A processor table control entry (THDR, INIT, EODT) was encountered while processing the INIT <text:tab/>section and is logically incorrect. If both the ENIT and RHDR were missing and the EODT was <text:tab/>detected, garbage will have been written to the source output file. If a THDR or INIT were read <text:tab/>before the ENIT or RHDR, the results are unpredictable.</text:p>
      <text:p text:style-name="P6"><text:tab/>ACTION TAKEN:<text:tab/>Processing will be deleted until the next THDR is found. Correct and retry.</text:p>
      <text:p text:style-name="P14"/>
      <text:h text:style-name="P30" text:outline-level="1"><text:bookmark-start text:name="__RefHeading__2504_353332967"/>Sample programs<text:bookmark-end text:name="__RefHeading__2504_353332967"/></text:h>
      <text:p text:style-name="P14">DecTrans v1.01.02 <text:s text:c="9"/>Decision Table to Cobol Translator <text:s text:c="11"/>Page <text:s/>1</text:p>
      <text:p text:style-name="P14">Table being processed is - TEST-003</text:p>
      <text:p text:style-name="P14"/>
      <text:p text:style-name="P14"><text:s text:c="3"/>THDR TEST-003 <text:s text:c="23"/>003001009</text:p>
      <text:p text:style-name="P14"/>
      <text:p text:style-name="P14">000010 TEST-003 SECTION.</text:p>
      <text:p text:style-name="P14">000020 PAR0001.</text:p>
      <text:p text:style-name="P14"><text:s text:c="3"/>RHDR <text:s text:c="14"/>001002003004005006007008ELS.</text:p>
      <text:p text:style-name="P14"><text:s text:c="13"/>C-1 <text:s text:c="6"/>Y <text:s/>Y <text:s/>Y <text:s/>N <text:s/>Y <text:s/>N <text:s/>N <text:s/>N</text:p>
      <text:p text:style-name="P14"><text:s text:c="13"/>C-2 <text:s text:c="6"/>Y <text:s/>Y <text:s/>N <text:s/>Y <text:s/>N <text:s/>N <text:s/>Y <text:s/>N</text:p>
      <text:p text:style-name="P14"><text:s text:c="13"/>C-3 <text:s text:c="6"/>Y <text:s/>N <text:s/>Y <text:s/>Y <text:s/>N <text:s/>Y <text:s/>N <text:s/>N</text:p>
      <text:p text:style-name="P14"><text:s text:c="9"/>ACTION-1 <text:s text:c="5"/>X <text:s/>X <text:s/>X <text:s/>X <text:s/>X <text:s/>X <text:s/>X <text:s/>X <text:s/>X</text:p>
      <text:p text:style-name="P14"><text:s text:c="3"/>EODT</text:p>
      <text:p text:style-name="P14">000030 <text:s text:c="4"/>IF C-1 GO TO RUL0001.</text:p>
      <text:p text:style-name="P14">000040 <text:s text:c="4"/>IF C-2 GO TO RUL0002.</text:p>
      <text:p text:style-name="P14">000050 <text:s text:c="4"/>IF C-3 GO TO ACT0006 ELSE GO TO ACT0008.</text:p>
      <text:p text:style-name="P14">000060 RUL0002.</text:p>
      <text:p text:style-name="P14">000070 <text:s text:c="4"/>IF C-3 GO TO ACT0004 ELSE GO TO ACT0007.</text:p>
      <text:p text:style-name="P14">000080 RUL0001.</text:p>
      <text:p text:style-name="P14">000090 <text:s text:c="4"/>IF C-2 GO TO RUL0003.</text:p>
      <text:p text:style-name="P14">000100 <text:s text:c="4"/>IF C-3 GO TO ACT0003 ELSE GO TO ACT0005.</text:p>
      <text:p text:style-name="P14">000110 RUL0003.</text:p>
      <text:p text:style-name="P14">000120 <text:s text:c="4"/>IF C-3 GO TO ACT0001 ELSE GO TO ACT0002.</text:p>
      <text:p text:style-name="P14">000130 ELS0001.</text:p>
      <text:p text:style-name="P14">000140 <text:s text:c="5"/>ACTION-1.</text:p>
      <text:p text:style-name="P14">000150 <text:s text:c="5"/>GO TO END0001.</text:p>
      <text:p text:style-name="P14">000160 ACT0001.</text:p>
      <text:p text:style-name="P14">000170 <text:s text:c="5"/>ACTION-1.</text:p>
      <text:p text:style-name="P14">000180 <text:s text:c="5"/>GO TO END0001.</text:p>
      <text:p text:style-name="P14">000190 ACT0002.</text:p>
      <text:p text:style-name="P14">000200 <text:s text:c="5"/>ACTION-1.</text:p>
      <text:p text:style-name="P14">000210 <text:s text:c="5"/>GO TO END0001.</text:p>
      <text:p text:style-name="P14">000220 ACT0003.</text:p>
      <text:p text:style-name="P14">000230 <text:s text:c="5"/>ACTION-1.</text:p>
      <text:p text:style-name="P14">000240 <text:s text:c="5"/>GO TO END0001.</text:p>
      <text:p text:style-name="P14">000250 ACT0004.</text:p>
      <text:p text:style-name="P14">000260 <text:s text:c="5"/>ACTION-1.</text:p>
      <text:p text:style-name="P14">000270 <text:s text:c="5"/>GO TO END0001.</text:p>
      <text:p text:style-name="P14">000280 ACT0005.</text:p>
      <text:p text:style-name="P14">000290 <text:s text:c="5"/>ACTION-1.</text:p>
      <text:p text:style-name="P14">000300 <text:s text:c="5"/>GO TO END0001.</text:p>
      <text:p text:style-name="P14">000310 ACT0006.</text:p>
      <text:p text:style-name="P14">000320 <text:s text:c="5"/>ACTION-1.</text:p>
      <text:p text:style-name="P14">000330 <text:s text:c="5"/>GO TO END0001.</text:p>
      <text:p text:style-name="P14">000340 ACT0007.</text:p>
      <text:p text:style-name="P14">000350 <text:s text:c="5"/>ACTION-1.</text:p>
      <text:p text:style-name="P14">000360 <text:s text:c="5"/>GO TO END0001.</text:p>
      <text:p text:style-name="P14">000370 ACT0008.</text:p>
      <text:p text:style-name="P14">000380 <text:s text:c="5"/>ACTION-1.</text:p>
      <text:p text:style-name="P14">000390 <text:s text:c="5"/>GO TO END0001.</text:p>
      <text:p text:style-name="P14">000400 END0001.</text:p>
      <text:p text:style-name="P14">000410 <text:s text:c="4"/>EXIT.</text:p>
      <text:p text:style-name="P14"/>
      <text:p text:style-name="P25">DecTrans v1.01.02 <text:s text:c="9"/>Decision Table to Cobol Translator <text:s text:c="11"/>Page <text:s/>2</text:p>
      <text:p text:style-name="P14">Table being processed is - TEST-C</text:p>
      <text:p text:style-name="P14"/>
      <text:p text:style-name="P14"><text:s text:c="3"/>THDR TEST-C <text:s text:c="25"/>003004006 <text:s/>G</text:p>
      <text:p text:style-name="P14"/>
      <text:p text:style-name="P14">* W05 AUTO GOTO SUPPRESSED, GOTO MUST BE PROVIDED TO LEAVE EACH SET OF ACTIONS</text:p>
      <text:p text:style-name="P14">000420 TEST-C SECTION.</text:p>
      <text:p text:style-name="P14">000430 PAR0002.</text:p>
      <text:p text:style-name="P14"><text:s text:c="3"/>RHDR <text:s text:c="22"/>001 002 003 004 005 006 .</text:p>
      <text:p text:style-name="P14">* W02 LAST RULE WAS NOT ELSE RULE, TREATED AS SUCH</text:p>
      <text:p text:style-name="P14"><text:s text:c="9"/>CONDITION-1 <text:s text:c="10"/>Y <text:s text:c="2"/>Y <text:s text:c="2"/>Y <text:s text:c="2"/>N <text:s text:c="2"/>N</text:p>
      <text:p text:style-name="P14"><text:s text:c="9"/>CONDITION-2 <text:s text:c="10"/>Y <text:s text:c="2"/>Y <text:s text:c="2"/>N <text:s text:c="2"/>Y <text:s text:c="2"/>N</text:p>
      <text:p text:style-name="P14"><text:s text:c="9"/>CONDITION-3 <text:s text:c="10"/>Y <text:s text:c="2"/>N</text:p>
      <text:p text:style-name="P14"><text:s text:c="9"/>ACTION-1 <text:s text:c="13"/>X <text:s text:c="2"/>X <text:s text:c="2"/>X</text:p>
      <text:p text:style-name="P14"><text:s text:c="9"/>ACTION-2 <text:s text:c="25"/>X <text:s text:c="2"/>X</text:p>
      <text:p text:style-name="P14"><text:s text:c="9"/>NEVER-HAPPEN <text:s text:c="29"/>X</text:p>
      <text:p text:style-name="P14"><text:s text:c="9"/>GO TO PROCEDURE-NAME <text:s/>X <text:s text:c="2"/>X <text:s text:c="2"/>X <text:s text:c="2"/>X <text:s text:c="2"/>X <text:s text:c="2"/>X</text:p>
      <text:p text:style-name="P14"><text:s text:c="3"/>EODT</text:p>
      <text:p text:style-name="P14">000440 <text:s text:c="4"/>IF CONDITION-1 GO TO RUL0005.</text:p>
      <text:p text:style-name="P14">000450 <text:s text:c="4"/>IF CONDITION-2 GO TO ACT0013 ELSE GO TO ACT0014.</text:p>
      <text:p text:style-name="P14">000460 RUL0005.</text:p>
      <text:p text:style-name="P14">000470 <text:s text:c="4"/>IF CONDITION-2 GO TO RUL0007 ELSE GO TO ACT0012.</text:p>
      <text:p text:style-name="P14">000480 RUL0007.</text:p>
      <text:p text:style-name="P14">000490 <text:s text:c="4"/>IF CONDITION-3 GO TO ACT0010 ELSE GO TO ACT0011.</text:p>
      <text:p text:style-name="P14">000500 ELS0002.</text:p>
      <text:p text:style-name="P14">000510 <text:s text:c="5"/>NEVER-HAPPEN.</text:p>
      <text:p text:style-name="P14">000520 <text:s text:c="5"/>GO TO PROCEDURE-NAME.</text:p>
      <text:p text:style-name="P14">000530 ACT0010.</text:p>
      <text:p text:style-name="P14">000540 <text:s text:c="5"/>ACTION-1.</text:p>
      <text:p text:style-name="P14">000550 <text:s text:c="5"/>GO TO PROCEDURE-NAME.</text:p>
      <text:p text:style-name="P14">000560 ACT0011.</text:p>
      <text:p text:style-name="P14">000570 <text:s text:c="5"/>ACTION-1.</text:p>
      <text:p text:style-name="P14">000580 <text:s text:c="5"/>GO TO PROCEDURE-NAME.</text:p>
      <text:p text:style-name="P14">000590 ACT0012.</text:p>
      <text:p text:style-name="P14">000600 <text:s text:c="5"/>ACTION-1.</text:p>
      <text:p text:style-name="P14">000610 <text:s text:c="5"/>GO TO PROCEDURE-NAME.</text:p>
      <text:p text:style-name="P14">000620 ACT0013.</text:p>
      <text:p text:style-name="P14">000630 <text:s text:c="5"/>ACTION-2.</text:p>
      <text:p text:style-name="P14">000640 <text:s text:c="5"/>GO TO PROCEDURE-NAME.</text:p>
      <text:p text:style-name="P14">000650 ACT0014.</text:p>
      <text:p text:style-name="P14">000660 <text:s text:c="5"/>ACTION-2.</text:p>
      <text:p text:style-name="P14">000670 <text:s text:c="5"/>GO TO PROCEDURE-NAME.</text:p>
      <text:p text:style-name="P14">000680 END0002.</text:p>
      <text:p text:style-name="P14">000690 <text:s text:c="4"/>EXIT.</text:p>
      <text:p text:style-name="P14"/>
      <text:p text:style-name="P25">DecTrans v1.01.02 <text:s text:c="9"/>Decision Table to Cobol Translator <text:s text:c="11"/>Page <text:s/>3</text:p>
      <text:p text:style-name="P14">Table being processed is - CREDIT-APPROVAL</text:p>
      <text:p text:style-name="P14"/>
      <text:p text:style-name="P14"><text:s text:c="3"/>THDR CREDIT-APPROVAL <text:s text:c="16"/>003002004</text:p>
      <text:p text:style-name="P14"/>
      <text:p text:style-name="P14">000700 CREDIT-APPROVAL SECTION.</text:p>
      <text:p text:style-name="P14">000710 PAR0003.</text:p>
      <text:p text:style-name="P14"><text:s text:c="3"/>RHDR <text:s text:c="36"/>001002003ELS.</text:p>
      <text:p text:style-name="P14"><text:s text:c="9"/>CREDIT-LIMIT IS GREATER THAN COST <text:s text:c="2"/>Y <text:s/>N <text:s/>N</text:p>
      <text:p text:style-name="P14"><text:s text:c="9"/>SALARY ID EQUAL TO ACCEPTABLE <text:s text:c="9"/>Y <text:s/>N</text:p>
      <text:p text:style-name="P14"><text:s text:c="9"/>SPECIAL-CLEARANCE = 1 <text:s text:c="20"/>Y</text:p>
      <text:p text:style-name="P14"><text:s text:c="9"/>PERFORM APPROVAL <text:s text:c="19"/>X <text:s/>X <text:s/>X</text:p>
      <text:p text:style-name="P14"><text:s text:c="9"/>PERFORM ORDER-REJECT <text:s text:c="24"/>X</text:p>
      <text:p text:style-name="P14"><text:s text:c="3"/>EODT <text:s/>LIMITED ENTRY TEST 1</text:p>
      <text:p text:style-name="P14">000720 <text:s text:c="4"/>IF CREDIT-LIMIT IS GREATER THAN COST GO TO ACT0016.</text:p>
      <text:p text:style-name="P14">000730 <text:s text:c="4"/>IF SALARY ID EQUAL TO ACCEPTABLE GO TO ACT0017.</text:p>
      <text:p text:style-name="P14">000740 <text:s text:c="4"/>IF SPECIAL-CLEARANCE = 1 GO TO ACT0018 ELSE GO TO</text:p>
      <text:p text:style-name="P14">000750 <text:s text:c="8"/>ELS0003.</text:p>
      <text:p text:style-name="P14">000760 ELS0003.</text:p>
      <text:p text:style-name="P14">000770 <text:s text:c="5"/>PERFORM ORDER-REJECT.</text:p>
      <text:p text:style-name="P14">000780 <text:s text:c="5"/>GO TO END0003.</text:p>
      <text:p text:style-name="P14">000790 ACT0016.</text:p>
      <text:p text:style-name="P14">000800 <text:s text:c="5"/>PERFORM APPROVAL.</text:p>
      <text:p text:style-name="P14">000810 <text:s text:c="5"/>GO TO END0003.</text:p>
      <text:p text:style-name="P14">000820 ACT0017.</text:p>
      <text:p text:style-name="P14">000830 <text:s text:c="5"/>PERFORM APPROVAL.</text:p>
      <text:p text:style-name="P14">000840 <text:s text:c="5"/>GO TO END0003.</text:p>
      <text:p text:style-name="P14">000850 ACT0018.</text:p>
      <text:p text:style-name="P14">000860 <text:s text:c="5"/>PERFORM APPROVAL.</text:p>
      <text:p text:style-name="P14">000870 <text:s text:c="5"/>GO TO END0003.</text:p>
      <text:p text:style-name="P14">000880 END0003.</text:p>
      <text:p text:style-name="P14">000890 <text:s text:c="4"/>EXIT.</text:p>
      <text:p text:style-name="P14"/>
      <text:p text:style-name="P25">DecTrans v1.01.02 <text:s text:c="9"/>Decision Table to Cobol Translator <text:s text:c="11"/>Page <text:s/>4</text:p>
      <text:p text:style-name="P14">Table being processed is - TEST-DECTRANS-EXTENDED</text:p>
      <text:p text:style-name="P14"/>
      <text:p text:style-name="P14"><text:s text:c="3"/>THDR TEST-DECTRANS-EXTENDED <text:s text:c="9"/>008004004</text:p>
      <text:p text:style-name="P14"/>
      <text:p text:style-name="P14">000900 TEST-DECTRANS-EXTENDED SECTION.</text:p>
      <text:p text:style-name="P14">000910 PAR0004.</text:p>
      <text:p text:style-name="P14"><text:s text:c="3"/>RHDR <text:s text:c="24"/>001 <text:s text:c="6"/>002 <text:s text:c="6"/>003 <text:s text:c="6"/>ELS <text:s text:c="2"/>.</text:p>
      <text:p text:style-name="P14"><text:s text:c="8"/>FEMALE <text:s text:c="19"/>Y <text:s text:c="8"/>Y <text:s text:c="8"/>Y</text:p>
      <text:p text:style-name="P14"><text:s text:c="8"/>AGE GREATER THAN <text:s text:c="8"/>21 <text:s text:c="7"/>25 <text:s text:c="7"/>18</text:p>
      <text:p text:style-name="P14"><text:s text:c="8"/>AGE &lt; <text:s text:c="19"/>35 <text:s text:c="7"/>38 <text:s text:c="7"/>23</text:p>
      <text:p text:style-name="P14"><text:s text:c="8"/>HAIR IS EQUAL TO <text:s text:c="7"/>BLONDE <text:s text:c="3"/>RED <text:s text:c="6"/>BLACK</text:p>
      <text:p text:style-name="P14"><text:s text:c="8"/>EYES = <text:s text:c="17"/>BLUE <text:s text:c="5"/>RED <text:s text:c="6"/>BLACK</text:p>
      <text:p text:style-name="P14"><text:s text:c="8"/>WEIGHT &gt; <text:s text:c="15"/>100 <text:s text:c="6"/>100 <text:s text:c="6"/>100</text:p>
      <text:p text:style-name="P14"><text:s text:c="8"/>WEIGHT &lt; <text:s text:c="15"/>140 <text:s text:c="6"/>140 <text:s text:c="6"/>130</text:p>
      <text:p text:style-name="P14"><text:s text:c="8"/>I/Q = <text:s text:c="18"/>110 <text:s text:c="6"/>115 <text:s text:c="6"/>100</text:p>
      <text:p text:style-name="P14"><text:s text:c="8"/>GO TO WINNER <text:s text:c="12"/>X</text:p>
      <text:p text:style-name="P14"><text:s text:c="8"/>GO TO SO-SO <text:s text:c="33"/>X</text:p>
      <text:p text:style-name="P14"><text:s text:c="8"/>GO TO POSSIBILITY <text:s text:c="17"/>X</text:p>
      <text:p text:style-name="P14"><text:s text:c="8"/>GO TO DOG <text:s text:c="44"/>X</text:p>
      <text:p text:style-name="P14"><text:s text:c="3"/>EODT TEST FOR NO GO TO IN THDR</text:p>
      <text:p text:style-name="P14">000920 <text:s text:c="4"/>IF FEMALE NEXT SENTENCE ELSE GO TO ELS0004.</text:p>
      <text:p text:style-name="P14">000930 <text:s text:c="4"/>IF WEIGHT &gt; 100 NEXT SENTENCE ELSE GO TO ELS0004.</text:p>
      <text:p text:style-name="P14">000940 <text:s text:c="4"/>IF AGE GREATER THAN 21 NEXT SENTENCE ELSE GO TO RUL0012.</text:p>
      <text:p text:style-name="P14">000950 <text:s text:c="4"/>IF AGE &lt; 35 NEXT SENTENCE ELSE GO TO RUL0012.</text:p>
      <text:p text:style-name="P14">000960 <text:s text:c="4"/>IF HAIR IS EQUAL TO BLONDE NEXT SENTENCE ELSE GO</text:p>
      <text:p text:style-name="P14">000970 <text:s text:c="8"/>TO RUL0012.</text:p>
      <text:p text:style-name="P14">000980 <text:s text:c="4"/>IF EYES = BLUE NEXT SENTENCE ELSE GO TO RUL0012.</text:p>
      <text:p text:style-name="P14">000990 <text:s text:c="4"/>IF WEIGHT &lt; 140 NEXT SENTENCE ELSE GO TO RUL0012.</text:p>
      <text:p text:style-name="P14">001000 <text:s text:c="4"/>IF I/Q = 110 GO TO ACT0020.</text:p>
      <text:p text:style-name="P14">001010 RUL0012.</text:p>
      <text:p text:style-name="P14">001020 <text:s text:c="4"/>IF AGE GREATER THAN 25 NEXT SENTENCE ELSE GO TO RUL0013.</text:p>
      <text:p text:style-name="P14">001030 <text:s text:c="4"/>IF AGE &lt; 38 NEXT SENTENCE ELSE GO TO RUL0013.</text:p>
      <text:p text:style-name="P14">001040 <text:s text:c="4"/>IF HAIR IS EQUAL TO RED NEXT SENTENCE ELSE GO TO</text:p>
      <text:p text:style-name="P14">001050 <text:s text:c="8"/>RUL0013.</text:p>
      <text:p text:style-name="P14">001060 <text:s text:c="4"/>IF EYES = RED NEXT SENTENCE ELSE GO TO RUL0013.</text:p>
      <text:p text:style-name="P14">001070 <text:s text:c="4"/>IF WEIGHT &lt; 140 NEXT SENTENCE ELSE GO TO RUL0013.</text:p>
      <text:p text:style-name="P14">001080 <text:s text:c="4"/>IF I/Q = 115 GO TO ACT0021.</text:p>
      <text:p text:style-name="P14">001090 RUL0013.</text:p>
      <text:p text:style-name="P14">001100 <text:s text:c="4"/>IF AGE GREATER THAN 18 NEXT SENTENCE ELSE GO TO ELS0004.</text:p>
      <text:p text:style-name="P14">001110 <text:s text:c="4"/>IF AGE &lt; 23 NEXT SENTENCE ELSE GO TO ELS0004.</text:p>
      <text:p text:style-name="P14">001120 <text:s text:c="4"/>IF HAIR IS EQUAL TO BLACK NEXT SENTENCE ELSE GO TO</text:p>
      <text:p text:style-name="P14">001130 <text:s text:c="8"/>ELS0004.</text:p>
      <text:p text:style-name="P14">001140 <text:s text:c="4"/>IF EYES = BLACK NEXT SENTENCE ELSE GO TO ELS0004.</text:p>
      <text:p text:style-name="P14">001150 <text:s text:c="4"/>IF WEIGHT &lt; 130 NEXT SENTENCE ELSE GO TO ELS0004.</text:p>
      <text:p text:style-name="P14">001160 <text:s text:c="4"/>IF I/Q = 100 GO TO ACT0022.</text:p>
      <text:p text:style-name="P14">001170 ELS0004.</text:p>
      <text:p text:style-name="P14">001180 <text:s text:c="5"/>GO TO DOG.</text:p>
      <text:p text:style-name="P14">001190 <text:s text:c="5"/>GO TO END0004.</text:p>
      <text:p text:style-name="P14">001200 ACT0020.</text:p>
      <text:p text:style-name="P14">001210 <text:s text:c="5"/>GO TO WINNER.</text:p>
      <text:p text:style-name="P14">001220 <text:s text:c="5"/>GO TO END0004.</text:p>
      <text:p text:style-name="P14">001230 ACT0021.</text:p>
      <text:p text:style-name="P14">001240 <text:s text:c="5"/>GO TO POSSIBILITY.</text:p>
      <text:p text:style-name="P14">001250 <text:s text:c="5"/>GO TO END0004.</text:p>
      <text:p text:style-name="P14">001260 ACT0022.</text:p>
      <text:p text:style-name="P14">001270 <text:s text:c="5"/>GO TO SO-SO.</text:p>
      <text:p text:style-name="P14">001280 <text:s text:c="5"/>GO TO END0004.</text:p>
      <text:p text:style-name="P14">001290 END0004.</text:p>
      <text:p text:style-name="P14">001300 <text:s text:c="4"/>EXIT.</text:p>
      <text:p text:style-name="P14"/>
      <text:p text:style-name="P25">DecTrans v1.01.02 <text:s text:c="9"/>Decision Table to Cobol Translator <text:s text:c="11"/>Page <text:s/>5</text:p>
      <text:p text:style-name="P14">Table being processed is - TEST-B</text:p>
      <text:p text:style-name="P14"/>
      <text:p text:style-name="P14"><text:s text:c="3"/>THDR TEST-B <text:s text:c="25"/>003003008</text:p>
      <text:p text:style-name="P14"/>
      <text:p text:style-name="P14">001310 TEST-B SECTION.</text:p>
      <text:p text:style-name="P14">001320 PAR0005.</text:p>
      <text:p text:style-name="P14"><text:s text:c="3"/>RHDR <text:s text:c="20"/>1 <text:s text:c="2"/>2 <text:s text:c="2"/>3 <text:s text:c="2"/>4 <text:s text:c="2"/>5 <text:s text:c="2"/>6 <text:s text:c="2"/>7 <text:s text:c="2"/>E <text:s text:c="2"/>.</text:p>
      <text:p text:style-name="P14"><text:s text:c="8"/>CONDITION-1 <text:s text:c="8"/>Y <text:s text:c="2"/>Y <text:s text:c="2"/>Y <text:s text:c="2"/>N <text:s text:c="2"/>N <text:s text:c="2"/>N <text:s text:c="2"/>N</text:p>
      <text:p text:style-name="P14"><text:s text:c="8"/>CONDITION-2 <text:s text:c="8"/>Y <text:s text:c="2"/>N <text:s text:c="2"/>N <text:s text:c="2"/>N <text:s text:c="2"/>N <text:s text:c="2"/>Y <text:s text:c="2"/>Y</text:p>
      <text:p text:style-name="P14"><text:s text:c="8"/>CONDITION-3 <text:s text:c="12"/>Y <text:s text:c="2"/>N <text:s text:c="2"/>N <text:s text:c="2"/>Y <text:s text:c="2"/>N <text:s text:c="2"/>Y</text:p>
      <text:p text:style-name="P14"><text:s text:c="8"/>ACTION-1 <text:s text:c="11"/>X <text:s text:c="2"/>X <text:s text:c="2"/>X</text:p>
      <text:p text:style-name="P14"><text:s text:c="8"/>ACTION-2 <text:s text:c="23"/>X <text:s text:c="2"/>X <text:s text:c="2"/>X <text:s text:c="2"/>X</text:p>
      <text:p text:style-name="P14"><text:s text:c="8"/>NEVER-HAPPEN <text:s text:c="35"/>X</text:p>
      <text:p text:style-name="P14"><text:s text:c="3"/>EODT</text:p>
      <text:p text:style-name="P14">001330 <text:s text:c="4"/>IF CONDITION-1 GO TO RUL0015.</text:p>
      <text:p text:style-name="P14">001340 <text:s text:c="4"/>IF CONDITION-2 GO TO RUL0016.</text:p>
      <text:p text:style-name="P14">001350 <text:s text:c="4"/>IF CONDITION-3 GO TO ACT0028 ELSE GO TO ACT0027.</text:p>
      <text:p text:style-name="P14">001360 RUL0016.</text:p>
      <text:p text:style-name="P14">001370 <text:s text:c="4"/>IF CONDITION-3 GO TO ACT0030 ELSE GO TO ACT0029.</text:p>
      <text:p text:style-name="P14">001380 RUL0015.</text:p>
      <text:p text:style-name="P14">001390 <text:s text:c="4"/>IF CONDITION-2 GO TO ACT0024.</text:p>
      <text:p text:style-name="P14">001400 <text:s text:c="4"/>IF CONDITION-3 GO TO ACT0025 ELSE GO TO ACT0026.</text:p>
      <text:p text:style-name="P14">001410 ELS0005.</text:p>
      <text:p text:style-name="P14">001420 <text:s text:c="5"/>NEVER-HAPPEN.</text:p>
      <text:p text:style-name="P14">001430 <text:s text:c="5"/>GO TO END0005.</text:p>
      <text:p text:style-name="P14">001440 ACT0024.</text:p>
      <text:p text:style-name="P14">001450 <text:s text:c="5"/>ACTION-1.</text:p>
      <text:p text:style-name="P14">001460 <text:s text:c="5"/>GO TO END0005.</text:p>
      <text:p text:style-name="P14">001470 ACT0025.</text:p>
      <text:p text:style-name="P14">001480 <text:s text:c="5"/>ACTION-1.</text:p>
      <text:p text:style-name="P14">001490 <text:s text:c="5"/>GO TO END0005.</text:p>
      <text:p text:style-name="P14">001500 ACT0026.</text:p>
      <text:p text:style-name="P14">001510 <text:s text:c="5"/>ACTION-1.</text:p>
      <text:p text:style-name="P14">001520 <text:s text:c="5"/>GO TO END0005.</text:p>
      <text:p text:style-name="P14">001530 ACT0027.</text:p>
      <text:p text:style-name="P14">001540 <text:s text:c="5"/>ACTION-2.</text:p>
      <text:p text:style-name="P14">001550 <text:s text:c="5"/>GO TO END0005.</text:p>
      <text:p text:style-name="P14">001560 ACT0028.</text:p>
      <text:p text:style-name="P14">001570 <text:s text:c="5"/>ACTION-2.</text:p>
      <text:p text:style-name="P14">001580 <text:s text:c="5"/>GO TO END0005.</text:p>
      <text:p text:style-name="P14">001590 ACT0029.</text:p>
      <text:p text:style-name="P14">001600 <text:s text:c="5"/>ACTION-2.</text:p>
      <text:p text:style-name="P14">001610 <text:s text:c="5"/>GO TO END0005.</text:p>
      <text:p text:style-name="P14">001620 ACT0030.</text:p>
      <text:p text:style-name="P14">001630 <text:s text:c="5"/>ACTION-2.</text:p>
      <text:p text:style-name="P14">001640 <text:s text:c="5"/>GO TO END0005.</text:p>
      <text:p text:style-name="P14">001650 END0005.</text:p>
      <text:p text:style-name="P14">001660 <text:s text:c="4"/>EXIT.</text:p>
      <text:p text:style-name="P14"/>
      <text:p text:style-name="P25">DecTrans v1.01.02 <text:s text:c="9"/>Decision Table to Cobol Translator <text:s text:c="11"/>Page <text:s/>6</text:p>
      <text:p text:style-name="P14">Table being processed is - TEST-012</text:p>
      <text:p text:style-name="P14"/>
      <text:p text:style-name="P14"><text:s text:c="3"/>THDR TEST-012 <text:s text:c="23"/>003001009</text:p>
      <text:p text:style-name="P14"/>
      <text:p text:style-name="P14">001670 TEST-012 SECTION.</text:p>
      <text:p text:style-name="P14">001680 PAR0006.</text:p>
      <text:p text:style-name="P14"><text:s text:c="3"/>RHDR <text:s text:c="14"/>001002003004005006007008ELS.</text:p>
      <text:p text:style-name="P14"><text:s text:c="11"/>C-1 <text:s text:c="8"/>N <text:s/>N <text:s/>N <text:s/>N <text:s/>Y <text:s/>Y <text:s/>Y <text:s/>Y</text:p>
      <text:p text:style-name="P14"><text:s text:c="11"/>C-2 <text:s text:c="8"/>N <text:s/>N <text:s/>Y <text:s/>N <text:s/>Y <text:s/>N <text:s/>N <text:s/>Y</text:p>
      <text:p text:style-name="P14"><text:s text:c="11"/>C-3 <text:s text:c="8"/>N <text:s/>Y <text:s/>N <text:s/>Y <text:s/>N <text:s/>Y <text:s/>N <text:s/>Y</text:p>
      <text:p text:style-name="P14"><text:s text:c="8"/>ACTION-1 <text:s text:c="6"/>X <text:s/>X <text:s/>X <text:s/>X <text:s/>X <text:s/>X <text:s/>X <text:s/>X <text:s/>X</text:p>
      <text:p text:style-name="P14"><text:s text:c="3"/>EODT <text:s/>E06 E07 TEST FAIL</text:p>
      <text:p text:style-name="P14">**E06 REDUNDANT OR CONTRADICTORY RULES HAVE BEEN FOUND, TABLE DELETED</text:p>
      <text:p text:style-name="P14">**E07 SOURCE CODE GENERATION BYPASSED, CORRECT AND RETRY</text:p>
      <text:p text:style-name="P14"/>
      <text:p text:style-name="P25">DecTrans v1.01.02 <text:s text:c="9"/>Decision Table to Cobol Translator <text:s text:c="11"/>Page <text:s/>7</text:p>
      <text:p text:style-name="P14">Table being processed is - TEST-D</text:p>
      <text:p text:style-name="P14"/>
      <text:p text:style-name="P14"><text:s text:c="3"/>THDR TEST-D <text:s text:c="25"/>003001009</text:p>
      <text:p text:style-name="P14"/>
      <text:p text:style-name="P14">001690 TEST-D SECTION.</text:p>
      <text:p text:style-name="P14">001700 PAR0007.</text:p>
      <text:p text:style-name="P14"><text:s text:c="3"/>INIT</text:p>
      <text:p text:style-name="P14">001710 <text:s text:c="4"/>MOVE <text:s text:c="4"/>SPACES TO BETA-NAMES.</text:p>
      <text:p text:style-name="P14">001720 <text:s text:c="4"/>PERFORM <text:s/>AA000-RESTART.</text:p>
      <text:p text:style-name="P14">001730 <text:s text:c="4"/>SET <text:s text:c="5"/>MASTER-CNT UP BY 1.</text:p>
      <text:p text:style-name="P14">001740 <text:s text:c="4"/>INITIALIZE TOTALISERS.</text:p>
      <text:p text:style-name="P14">001750*</text:p>
      <text:p text:style-name="P14">001760* <text:s/>ABOVE WILL BE FIRST SET OF CODE</text:p>
      <text:p text:style-name="P14">001770*</text:p>
      <text:p text:style-name="P14"><text:s text:c="3"/>ENIT</text:p>
      <text:p text:style-name="P14"><text:s text:c="3"/>RHDR <text:s text:c="14"/>001002003004005006007008ELS.</text:p>
      <text:p text:style-name="P14"><text:s text:c="11"/>C-1 <text:s text:c="8"/>N <text:s/>N <text:s/>N <text:s/>N <text:s/>Y <text:s/>Y <text:s/>Y <text:s/>Y</text:p>
      <text:p text:style-name="P14"><text:s text:c="11"/>C-2 <text:s text:c="8"/>N <text:s/>N <text:s/>Y <text:s/>Y <text:s/>N <text:s/>N <text:s/>Y <text:s/>Y</text:p>
      <text:p text:style-name="P14"><text:s text:c="11"/>C-3 <text:s text:c="8"/>N <text:s/>Y <text:s/>N <text:s/>Y <text:s/>N <text:s/>Y <text:s/>N <text:s/>Y</text:p>
      <text:p text:style-name="P14"><text:s text:c="8"/>ACTION-1 <text:s text:c="6"/>X <text:s/>X <text:s/>X <text:s/>X <text:s/>X <text:s/>X <text:s/>X <text:s/>X <text:s/>X</text:p>
      <text:p text:style-name="P14"><text:s text:c="3"/>EODT <text:s/>TEST FOR INIT</text:p>
      <text:p text:style-name="P14">001780 <text:s text:c="4"/>IF C-1 GO TO RUL0023.</text:p>
      <text:p text:style-name="P14">001790 <text:s text:c="4"/>IF C-2 GO TO RUL0022.</text:p>
      <text:p text:style-name="P14">001800 <text:s text:c="4"/>IF C-3 GO TO ACT0034 ELSE GO TO ACT0033.</text:p>
      <text:p text:style-name="P14">001810 RUL0022.</text:p>
      <text:p text:style-name="P14">001820 <text:s text:c="4"/>IF C-3 GO TO ACT0036 ELSE GO TO ACT0035.</text:p>
      <text:p text:style-name="P14">001830 RUL0023.</text:p>
      <text:p text:style-name="P14">001840 <text:s text:c="4"/>IF C-2 GO TO RUL0024.</text:p>
      <text:p text:style-name="P14">001850 <text:s text:c="4"/>IF C-3 GO TO ACT0038 ELSE GO TO ACT0037.</text:p>
      <text:p text:style-name="P14">001860 RUL0024.</text:p>
      <text:p text:style-name="P14">001870 <text:s text:c="4"/>IF C-3 GO TO ACT0040 ELSE GO TO ACT0039.</text:p>
      <text:p text:style-name="P14">001880 ELS0006.</text:p>
      <text:p text:style-name="P14">001890 <text:s text:c="5"/>ACTION-1.</text:p>
      <text:p text:style-name="P14">001900 <text:s text:c="5"/>GO TO END0006.</text:p>
      <text:p text:style-name="P14">001910 ACT0033.</text:p>
      <text:p text:style-name="P14">001920 <text:s text:c="5"/>ACTION-1.</text:p>
      <text:p text:style-name="P14">001930 <text:s text:c="5"/>GO TO END0006.</text:p>
      <text:p text:style-name="P14">001940 ACT0034.</text:p>
      <text:p text:style-name="P14">001950 <text:s text:c="5"/>ACTION-1.</text:p>
      <text:p text:style-name="P14">001960 <text:s text:c="5"/>GO TO END0006.</text:p>
      <text:p text:style-name="P14">001970 ACT0035.</text:p>
      <text:p text:style-name="P14">001980 <text:s text:c="5"/>ACTION-1.</text:p>
      <text:p text:style-name="P14">001990 <text:s text:c="5"/>GO TO END0006.</text:p>
      <text:p text:style-name="P14">002000 ACT0036.</text:p>
      <text:p text:style-name="P14">002010 <text:s text:c="5"/>ACTION-1.</text:p>
      <text:p text:style-name="P14">002020 <text:s text:c="5"/>GO TO END0006.</text:p>
      <text:p text:style-name="P14">002030 ACT0037.</text:p>
      <text:p text:style-name="P14">002040 <text:s text:c="5"/>ACTION-1.</text:p>
      <text:p text:style-name="P14">002050 <text:s text:c="5"/>GO TO END0006.</text:p>
      <text:p text:style-name="P14">002060 ACT0038.</text:p>
      <text:p text:style-name="P14">002070 <text:s text:c="5"/>ACTION-1.</text:p>
      <text:p text:style-name="P14">002080 <text:s text:c="5"/>GO TO END0006.</text:p>
      <text:p text:style-name="P14">002090 ACT0039.</text:p>
      <text:p text:style-name="P14">002100 <text:s text:c="5"/>ACTION-1.</text:p>
      <text:p text:style-name="P14">002110 <text:s text:c="5"/>GO TO END0006.</text:p>
      <text:p text:style-name="P14">002120 ACT0040.</text:p>
      <text:p text:style-name="P14">002130 <text:s text:c="5"/>ACTION-1.</text:p>
      <text:p text:style-name="P14">002140 <text:s text:c="5"/>GO TO END0006.</text:p>
      <text:p text:style-name="P14">002150 END0006.</text:p>
      <text:p text:style-name="P15">002160 <text:s text:c="4"/>EXIT.</text:p>
      <text:p text:style-name="P15"/>
      <text:h text:style-name="P31" text:outline-level="1"><text:bookmark-start text:name="__RefHeading__2506_353332967"/>GNU Free Documentation License<text:bookmark-end text:name="__RefHeading__2506_353332967"/></text:h>
      <text:p text:style-name="P19">Version 1.2, November 2002</text:p>
      <text:p text:style-name="P19"/>
      <text:p text:style-name="Preformatted_20_Text"/>
      <text:p text:style-name="P17">Copyright (C) 2000,2001,2002 <text:s/>Free Software Foundation, Inc. 51 Franklin St, Fifth Floor, Boston, </text:p>
      <text:p text:style-name="P17"><text:s text:c="53"/>MA <text:s/>02110-1301 <text:s/>USA</text:p>
      <text:p text:style-name="P17">Everyone is permitted to copy and distribute verbatim copies <text:s/>of this license document, but changing it is not allowed.</text:p>
      <text:p text:style-name="P17"/>
      <text:p text:style-name="P17"/>
      <text:p text:style-name="P20">0. PREAMBLE</text:p>
      <text:p text:style-name="P20"/>
      <text:p text:style-name="P20">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20"/>
      <text:p text:style-name="P20">This License is a kind of "copyleft", which means that derivative works of the document must themselves be free in the same sense. <text:s/>It complements the GNU General Public License, which is a copyleft license designed for free software.</text:p>
      <text:p text:style-name="P20"/>
      <text:p text:style-name="P20">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17"/>
      <text:p text:style-name="P17"/>
      <text:p text:style-name="P20">1. APPLICABILITY AND DEFINITIONS</text:p>
      <text:p text:style-name="P20"/>
      <text:p text:style-name="P20">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20"/>
      <text:p text:style-name="P20">A "Modified Version" of the Document means any work containing the Document or a portion of it, either copied verbatim, or with modifications and/or translated into another language.</text:p>
      <text:p text:style-name="P20"/>
      <text:p text:style-name="P20">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21"/>
      <text:p text:style-name="P20">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20"/>
      <text:p text:style-name="P20">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20"/>
      <text:p text:style-name="P20">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text:soft-page-break/>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21"/>
      <text:p text:style-name="P20">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20"/>
      <text:p text:style-name="P20">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20"/>
      <text:p text:style-name="P20">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20"/>
      <text:p text:style-name="P20">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20"/>
      <text:p text:style-name="P17"/>
      <text:p text:style-name="P20">2. VERBATIM COPYING</text:p>
      <text:p text:style-name="P20"/>
      <text:p text:style-name="P20">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20"/>
      <text:p text:style-name="P20">You may also lend copies, under the same conditions stated above, and you may publicly display copies.</text:p>
      <text:p text:style-name="P20"/>
      <text:p text:style-name="P20"/>
      <text:p text:style-name="P20">3. COPYING IN QUANTITY</text:p>
      <text:p text:style-name="P20"/>
      <text:p text:style-name="P20">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 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21"/>
      <text:p text:style-name="P20">If the required texts for either cover are too voluminous to fit legibly, you should put the first ones listed (as many as fit reasonably) on the actual cover, and continue the rest onto adjacent pages.</text:p>
      <text:p text:style-name="P20"/>
      <text:p text:style-name="P20">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20"/>
      <text:p text:style-name="P20">It is requested, but not required, that you contact the authors of the Document well before redistributing any <text:soft-page-break/>large number of copies, to give them a chance to provide you with an updated version of the Document.</text:p>
      <text:p text:style-name="P21"/>
      <text:p text:style-name="P21"/>
      <text:p text:style-name="P20">4. MODIFICATIONS</text:p>
      <text:p text:style-name="P21"/>
      <text:p text:style-name="P20">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20"/>
      <text:p text:style-name="P20">A. <text:s/>Use in the Title Page (and on the covers, if any) a title distinct from that of the Document, and from those <text:s text:c="5"/>of previous versions (which should, if there were any, be listed in the History section of the Document). <text:s/>You may use the same title as a previous version <text:s text:c="3"/>if the original publisher of that version gives permission.</text:p>
      <text:p text:style-name="P20">B. <text:s/>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20">C. <text:s/>State on the Title page the name of the publisher of the Modified Version, as the publisher.</text:p>
      <text:p text:style-name="P20">D. <text:s/>Preserve all the copyright notices of the Document.</text:p>
      <text:p text:style-name="P20">E. <text:s/>Add an appropriate copyright notice for your modifications adjacent to the other copyright notices.</text:p>
      <text:p text:style-name="P20">F. <text:s/>Include, immediately after the copyright notices, a license notice giving the public permission to use the Modified Version under the terms of this License, in the form shown in the Addendum below.</text:p>
      <text:p text:style-name="P20">G. Preserve in that license notice the full lists of Invariant Sections and required Cover Texts given in the <text:s text:c="2"/>Document's license notice.</text:p>
      <text:p text:style-name="P20">H. <text:s/>Include an unaltered copy of this License.</text:p>
      <text:p text:style-name="P20">I. <text:s text:c="2"/>Preserve the section Entitled "History", Preserve its Title, and add to it an item stating at least the title, <text:s text:c="6"/>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20">J. <text:s/>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20">K. <text:s/>For any section Entitled "Acknowledgements" or "Dedications", Preserve the Title of the section, and preserve in the section all the substance and tone of each of the contributor acknowledgements and/or dedications given therein.</text:p>
      <text:p text:style-name="P20">L. <text:s/>Preserve all the Invariant Sections of the Document, unaltered in their text and in their titles. <text:s/>Section numbers or the equivalent are not considered part of the section titles.</text:p>
      <text:p text:style-name="P20">M. Delete any section Entitled "Endorsements". <text:s/>Such a section may not be included in the Modified Version.</text:p>
      <text:p text:style-name="P20">N. Do not retitle any existing section to be Entitled "Endorsements" or to conflict in title with any Invariant Section.</text:p>
      <text:p text:style-name="P20">O. Preserve any Warranty Disclaimers.</text:p>
      <text:p text:style-name="P21"/>
      <text:p text:style-name="P20">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20"/>
      <text:p text:style-name="P20">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20"/>
      <text:p text:style-name="P20">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20"/>
      <text:p text:style-name="P20">The author(s) and publisher(s) of the Document do not by this License give permission to use their names for publicity for or to assert or imply endorsement of any Modified Version.</text:p>
      <text:p text:style-name="P20"/>
      <text:p text:style-name="P20"/>
      <text:p text:style-name="P20">5. COMBINING DOCUMENTS</text:p>
      <text:p text:style-name="P20"><text:soft-page-break/></text:p>
      <text:p text:style-name="P20">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20"/>
      <text:p text:style-name="P20">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20"/>
      <text:p text:style-name="P20">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20"/>
      <text:p text:style-name="P20"/>
      <text:p text:style-name="P20">6. COLLECTIONS OF DOCUMENTS</text:p>
      <text:p text:style-name="P20"/>
      <text:p text:style-name="P20">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20"/>
      <text:p text:style-name="P20">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20"/>
      <text:p text:style-name="P20"/>
      <text:p text:style-name="P20">7. AGGREGATION WITH INDEPENDENT WORKS</text:p>
      <text:p text:style-name="P20"/>
      <text:p text:style-name="P20">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20"/>
      <text:p text:style-name="P20">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20"/>
      <text:p text:style-name="P20"/>
      <text:p text:style-name="P20">8. TRANSLATION</text:p>
      <text:p text:style-name="P20"/>
      <text:p text:style-name="P20">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20"/>
      <text:p text:style-name="P20">If a section in the Document is Entitled "Acknowledgements", "Dedications", or "History", the requirement (section 4) to Preserve its Title (section 1) will typically require changing the actual title.</text:p>
      <text:p text:style-name="P20"/>
      <text:p text:style-name="P20"/>
      <text:p text:style-name="P20">9. TERMINATION</text:p>
      <text:p text:style-name="P20"/>
      <text:p text:style-name="P20">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text:soft-page-break/>compliance.</text:p>
      <text:p text:style-name="P20"/>
      <text:p text:style-name="P20"/>
      <text:p text:style-name="P20">10. FUTURE REVISIONS OF THIS LICENSE</text:p>
      <text:p text:style-name="P20"/>
      <text:p text:style-name="P20">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20"/>
      <text:p text:style-name="P20">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ahoma1" svg:font-family="Tahoma"/>
    <style:font-face style:name="Times New Roman" svg:font-family="'Times New Roman'" style:font-family-generic="roman"/>
    <style:font-face style:name="Arial1" svg:font-family="Arial" style:font-family-generic="swiss"/>
    <style:font-face style:name="Courier New" svg:font-family="'Courier New'" style:font-family-generic="modern" style:font-pitch="fixed"/>
    <style:font-face style:name="DejaVu Sans Condensed" svg:font-family="'DejaVu Sans Condensed'" style:font-pitch="variable"/>
    <style:font-face style:name="Tahoma2" svg:font-family="Tahoma" style:font-pitch="variable"/>
    <style:font-face style:name="Arial2"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0pt" fo:language="en" fo:country="GB" style:font-name-asian="DejaVu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en" fo:country="GB"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fo:font-size="12pt" fo:language="en" fo:country="GB" style:font-name-asian="DejaVu Sans Condensed" style:font-family-asian="'DejaVu Sans Condensed'" style:font-pitch-asian="variable" style:font-size-asian="12pt" style:language-asian="en" style:country-asian="GB" style:font-name-complex="Tahoma2" style:font-family-complex="Tahoma" style:font-pitch-complex="variable" style:font-size-complex="12pt" style:language-complex="en" style:country-complex="GB"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fo:font-size="14pt" style:font-name-asian="DejaVu Sans Condensed" style:font-family-asian="'DejaVu Sans Condensed'" style:font-pitch-asian="variable" style:font-size-asian="14pt" style:font-name-complex="Tahoma2" style:font-family-complex="Tahoma"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Times New Roman" fo:font-family="'Times New Roman'" style:font-family-generic="roman"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Arial1" fo:font-family="Arial" style:font-family-generic="swiss" fo:font-size="10pt" style:font-name-asian="Arial1" style:font-family-asian="Arial" style:font-family-generic-asian="swiss" style:font-size-asian="10pt" style:font-name-complex="Arial1" style:font-family-complex="Arial" style:font-family-generic-complex="swiss"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Linux_X86_64 LibreOffice_project/f7f06a8f319e4b62f9bc5095aa112a65d2f3ac89</meta:generator>
    <dc:title>Decision Table Manual</dc:title>
    <dc:description>created 6/1/09 in A4 page formatting Vincent B Coen</dc:description>
    <dc:subject>Cobol Decision Tables</dc:subject>
    <meta:initial-creator>Vincent Coen</meta:initial-creator>
    <meta:creation-date>2009-01-07T16:57:13</meta:creation-date>
    <dc:date>2018-11-12T18:45:39.942437647</dc:date>
    <meta:keyword>Cobol Decision Table</meta:keyword>
    <meta:editing-cycles>10</meta:editing-cycles>
    <meta:editing-duration>PT42M28S</meta:editing-duration>
    <dc:creator>Vincent B Coen</dc:creator>
    <meta:document-statistic meta:table-count="0" meta:image-count="0" meta:object-count="0" meta:page-count="26" meta:paragraph-count="689" meta:word-count="8472" meta:character-count="54540" meta:non-whitespace-character-count="41500"/>
    <meta:user-defined meta:name="Info 1"/>
    <meta:user-defined meta:name="Info 2"/>
    <meta:user-defined meta:name="Info 3"/>
    <meta:user-defined meta:name="Info 4"/>
    <meta:auto-reload xlink:href="" meta:delay="PT1M"/>
  </office:meta>
</office:document-meta>
</file>